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884250" table:style-name="ce7">
            <text:p>9.884.25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766150" table:style-name="ce9">
            <text:p>13.766.150</text:p>
          </table:table-cell>
          <table:table-cell office:value-type="float" office:value="13389067" table:style-name="ce9">
            <text:p>13.389.067</text:p>
          </table:table-cell>
          <table:table-cell office:value-type="percentage" office:value="0.97260795502010366" table:style-name="ce10">
            <text:p>97,3%</text:p>
          </table:table-cell>
          <table:table-cell office:value-type="float" office:value="6864839" table:style-name="ce8">
            <text:p>6.864.839</text:p>
          </table:table-cell>
          <table:table-cell office:value-type="float" office:value="6763703" table:style-name="ce8">
            <text:p>6.763.703</text:p>
          </table:table-cell>
          <table:table-cell office:value-type="float" office:value="515615" table:style-name="ce8">
            <text:p>515.615</text:p>
          </table:table-cell>
          <table:table-cell office:value-type="date" office:date-value="2021-11-14T00:00:00" table:style-name="ce11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77037" table:style-name="ce7">
            <text:p>1.577.037</text:p>
          </table:table-cell>
          <table:table-cell office:value-type="float" office:value="293920" table:style-name="ce7">
            <text:p>293.920</text:p>
          </table:table-cell>
          <table:table-cell office:value-type="float" office:value="264060" table:style-name="ce7">
            <text:p>264.060</text:p>
          </table:table-cell>
          <table:table-cell office:value-type="float" office:value="63815" table:style-name="ce13">
            <text:p>63.815</text:p>
          </table:table-cell>
          <table:table-cell office:value-type="float" office:value="2198832" table:style-name="ce14">
            <text:p>2.198.832</text:p>
          </table:table-cell>
          <table:table-cell office:value-type="float" office:value="2081205" table:style-name="ce14">
            <text:p>2.081.205</text:p>
          </table:table-cell>
          <table:table-cell office:value-type="percentage" office:value="0.94650478071994582" table:style-name="ce15">
            <text:p>94,7%</text:p>
          </table:table-cell>
          <table:table-cell office:value-type="float" office:value="1069106" table:style-name="ce13">
            <text:p>1.069.106</text:p>
          </table:table-cell>
          <table:table-cell office:value-type="float" office:value="1050950" table:style-name="ce13">
            <text:p>1.050.950</text:p>
          </table:table-cell>
          <table:table-cell office:value-type="float" office:value="89027" table:style-name="ce13">
            <text:p>89.027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80885" table:style-name="ce7">
            <text:p>1.280.88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706785" table:style-name="ce14">
            <text:p>1.706.785</text:p>
          </table:table-cell>
          <table:table-cell office:value-type="float" office:value="1751855" table:style-name="ce14">
            <text:p>1.751.855</text:p>
          </table:table-cell>
          <table:table-cell office:value-type="percentage" office:value="1.0264063722144265" table:style-name="ce15">
            <text:p>102,6%</text:p>
          </table:table-cell>
          <table:table-cell office:value-type="float" office:value="874610" table:style-name="ce13">
            <text:p>874.610</text:p>
          </table:table-cell>
          <table:table-cell office:value-type="float" office:value="866750" table:style-name="ce13">
            <text:p>866.750</text:p>
          </table:table-cell>
          <table:table-cell office:value-type="float" office:value="85254" table:style-name="ce13">
            <text:p>85.254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950" table:style-name="ce7">
            <text:p>1.318.9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938050" table:style-name="ce14">
            <text:p>1.938.050</text:p>
          </table:table-cell>
          <table:table-cell office:value-type="float" office:value="1663074" table:style-name="ce14">
            <text:p>1.663.074</text:p>
          </table:table-cell>
          <table:table-cell office:value-type="percentage" office:value="0.85811717963932821" table:style-name="ce15">
            <text:p>85,8%</text:p>
          </table:table-cell>
          <table:table-cell office:value-type="float" office:value="861847" table:style-name="ce13">
            <text:p>861.847</text:p>
          </table:table-cell>
          <table:table-cell office:value-type="float" office:value="845883" table:style-name="ce13">
            <text:p>845.883</text:p>
          </table:table-cell>
          <table:table-cell office:value-type="float" office:value="51360" table:style-name="ce13">
            <text:p>51.360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215987" table:style-name="ce14">
            <text:p>3.215.987</text:p>
          </table:table-cell>
          <table:table-cell office:value-type="percentage" office:value="0.90151851540380679" table:style-name="ce15">
            <text:p>90,2%</text:p>
          </table:table-cell>
          <table:table-cell office:value-type="float" office:value="1684358" table:style-name="ce13">
            <text:p>1.684.358</text:p>
          </table:table-cell>
          <table:table-cell office:value-type="float" office:value="1645364" table:style-name="ce13">
            <text:p>1.645.364</text:p>
          </table:table-cell>
          <table:table-cell office:value-type="float" office:value="59921" table:style-name="ce13">
            <text:p>59.921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47195" table:style-name="ce7">
            <text:p>747.19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09495" table:style-name="ce14">
            <text:p>1.009.495</text:p>
          </table:table-cell>
          <table:table-cell office:value-type="float" office:value="955969" table:style-name="ce14">
            <text:p>955.969</text:p>
          </table:table-cell>
          <table:table-cell office:value-type="percentage" office:value="0.94697744912059989" table:style-name="ce15">
            <text:p>94,7%</text:p>
          </table:table-cell>
          <table:table-cell office:value-type="float" office:value="483698" table:style-name="ce13">
            <text:p>483.698</text:p>
          </table:table-cell>
          <table:table-cell office:value-type="float" office:value="479520" table:style-name="ce13">
            <text:p>479.520</text:p>
          </table:table-cell>
          <table:table-cell office:value-type="float" office:value="37577" table:style-name="ce13">
            <text:p>37.577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1830" table:style-name="ce7">
            <text:p>411.830</text:p>
          </table:table-cell>
          <table:table-cell office:value-type="float" office:value="473110" table:style-name="ce7">
            <text:p>473.110</text:p>
          </table:table-cell>
          <table:table-cell office:value-type="float" office:value="101025" table:style-name="ce13">
            <text:p>101.025</text:p>
          </table:table-cell>
          <table:table-cell office:value-type="float" office:value="4260510" table:style-name="ce14">
            <text:p>4.260.510</text:p>
          </table:table-cell>
          <table:table-cell office:value-type="float" office:value="3886361" table:style-name="ce14">
            <text:p>3.886.361</text:p>
          </table:table-cell>
          <table:table-cell office:value-type="percentage" office:value="0.91218210965353907" table:style-name="ce15">
            <text:p>91,2%</text:p>
          </table:table-cell>
          <table:table-cell office:value-type="float" office:value="2007011" table:style-name="ce13">
            <text:p>2.007.011</text:p>
          </table:table-cell>
          <table:table-cell office:value-type="float" office:value="1970287" table:style-name="ce13">
            <text:p>1.970.287</text:p>
          </table:table-cell>
          <table:table-cell office:value-type="float" office:value="141903" table:style-name="ce13">
            <text:p>141.903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60925" table:style-name="ce7">
            <text:p>2.360.925</text:p>
          </table:table-cell>
          <table:table-cell office:value-type="float" office:value="446270" table:style-name="ce7">
            <text:p>446.270</text:p>
          </table:table-cell>
          <table:table-cell office:value-type="float" office:value="394800" table:style-name="ce7">
            <text:p>394.800</text:p>
          </table:table-cell>
          <table:table-cell office:value-type="float" office:value="93735" table:style-name="ce13">
            <text:p>93.735</text:p>
          </table:table-cell>
          <table:table-cell office:value-type="float" office:value="3295730" table:style-name="ce14">
            <text:p>3.295.730</text:p>
          </table:table-cell>
          <table:table-cell office:value-type="float" office:value="3146421" table:style-name="ce14">
            <text:p>3.146.421</text:p>
          </table:table-cell>
          <table:table-cell office:value-type="percentage" office:value="0.95469622814975741" table:style-name="ce15">
            <text:p>95,5%</text:p>
          </table:table-cell>
          <table:table-cell office:value-type="float" office:value="1623150" table:style-name="ce13">
            <text:p>1.623.150</text:p>
          </table:table-cell>
          <table:table-cell office:value-type="float" office:value="1566432" table:style-name="ce13">
            <text:p>1.566.432</text:p>
          </table:table-cell>
          <table:table-cell office:value-type="float" office:value="130753" table:style-name="ce13">
            <text:p>130.753</text:p>
          </table:table-cell>
          <table:table-cell office:value-type="date" office:date-value="2021-11-13T00:00:00" table:style-name="ce16">
            <text:p>1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478022" table:style-name="ce14">
            <text:p>11.478.022</text:p>
          </table:table-cell>
          <table:table-cell office:value-type="percentage" office:value="0.96751456790248336" table:style-name="ce15">
            <text:p>96,8%</text:p>
          </table:table-cell>
          <table:table-cell office:value-type="float" office:value="6001634" table:style-name="ce13">
            <text:p>6.001.634</text:p>
          </table:table-cell>
          <table:table-cell office:value-type="float" office:value="5879800" table:style-name="ce13">
            <text:p>5.879.800</text:p>
          </table:table-cell>
          <table:table-cell office:value-type="float" office:value="324617" table:style-name="ce13">
            <text:p>324.617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961552" table:style-name="ce14">
            <text:p>7.961.552</text:p>
          </table:table-cell>
          <table:table-cell office:value-type="percentage" office:value="0.98430025690668521" table:style-name="ce15">
            <text:p>98,4%</text:p>
          </table:table-cell>
          <table:table-cell office:value-type="float" office:value="4084943" table:style-name="ce13">
            <text:p>4.084.943</text:p>
          </table:table-cell>
          <table:table-cell office:value-type="float" office:value="4021308" table:style-name="ce13">
            <text:p>4.021.308</text:p>
          </table:table-cell>
          <table:table-cell office:value-type="float" office:value="315550" table:style-name="ce13">
            <text:p>315.550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833705" table:style-name="ce14">
            <text:p>1.833.705</text:p>
          </table:table-cell>
          <table:table-cell office:value-type="float" office:value="1808707" table:style-name="ce14">
            <text:p>1.808.707</text:p>
          </table:table-cell>
          <table:table-cell office:value-type="percentage" office:value="0.98636749095410658" table:style-name="ce15">
            <text:p>98,6%</text:p>
          </table:table-cell>
          <table:table-cell office:value-type="float" office:value="899856" table:style-name="ce13">
            <text:p>899.856</text:p>
          </table:table-cell>
          <table:table-cell office:value-type="float" office:value="886093" table:style-name="ce13">
            <text:p>886.093</text:p>
          </table:table-cell>
          <table:table-cell office:value-type="float" office:value="114236" table:style-name="ce13">
            <text:p>114.236</text:p>
          </table:table-cell>
          <table:table-cell office:value-type="date" office:date-value="2021-11-12T00:00:00" table:style-name="ce16">
            <text:p>1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356269" table:style-name="ce7">
            <text:p>3.356.26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579769" table:style-name="ce14">
            <text:p>4.579.769</text:p>
          </table:table-cell>
          <table:table-cell office:value-type="float" office:value="4572187" table:style-name="ce14">
            <text:p>4.572.187</text:p>
          </table:table-cell>
          <table:table-cell office:value-type="percentage" office:value="0.99834445798467131" table:style-name="ce15">
            <text:p>99,8%</text:p>
          </table:table-cell>
          <table:table-cell office:value-type="float" office:value="2312645" table:style-name="ce13">
            <text:p>2.312.645</text:p>
          </table:table-cell>
          <table:table-cell office:value-type="float" office:value="2292454" table:style-name="ce13">
            <text:p>2.292.454</text:p>
          </table:table-cell>
          <table:table-cell office:value-type="float" office:value="178510" table:style-name="ce13">
            <text:p>178.510</text:p>
          </table:table-cell>
          <table:table-cell office:value-type="date" office:date-value="2021-11-13T00:00:00" table:style-name="ce16">
            <text:p>1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557335" table:style-name="ce14">
            <text:p>557.335</text:p>
          </table:table-cell>
          <table:table-cell office:value-type="float" office:value="499781" table:style-name="ce14">
            <text:p>499.781</text:p>
          </table:table-cell>
          <table:table-cell office:value-type="percentage" office:value="0.89673356239963398" table:style-name="ce15">
            <text:p>89,7%</text:p>
          </table:table-cell>
          <table:table-cell office:value-type="float" office:value="261029" table:style-name="ce13">
            <text:p>261.029</text:p>
          </table:table-cell>
          <table:table-cell office:value-type="float" office:value="256244" table:style-name="ce13">
            <text:p>256.244</text:p>
          </table:table-cell>
          <table:table-cell office:value-type="float" office:value="18303" table:style-name="ce13">
            <text:p>18.303</text:p>
          </table:table-cell>
          <table:table-cell office:value-type="date" office:date-value="2021-11-12T00:00:00" table:style-name="ce16">
            <text:p>1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35" table:style-name="ce14">
            <text:p>10.831.935</text:p>
          </table:table-cell>
          <table:table-cell office:value-type="float" office:value="10207333" table:style-name="ce14">
            <text:p>10.207.333</text:p>
          </table:table-cell>
          <table:table-cell office:value-type="percentage" office:value="0.94233698780504127" table:style-name="ce15">
            <text:p>94,2%</text:p>
          </table:table-cell>
          <table:table-cell office:value-type="float" office:value="5370852" table:style-name="ce13">
            <text:p>5.370.852</text:p>
          </table:table-cell>
          <table:table-cell office:value-type="float" office:value="5262497" table:style-name="ce13">
            <text:p>5.262.497</text:p>
          </table:table-cell>
          <table:table-cell office:value-type="float" office:value="302132" table:style-name="ce13">
            <text:p>302.132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325804" table:style-name="ce14">
            <text:p>2.325.804</text:p>
          </table:table-cell>
          <table:table-cell office:value-type="percentage" office:value="0.96619647512125206" table:style-name="ce15">
            <text:p>96,6%</text:p>
          </table:table-cell>
          <table:table-cell office:value-type="float" office:value="1196353" table:style-name="ce13">
            <text:p>1.196.353</text:p>
          </table:table-cell>
          <table:table-cell office:value-type="float" office:value="1166486" table:style-name="ce13">
            <text:p>1.166.486</text:p>
          </table:table-cell>
          <table:table-cell office:value-type="float" office:value="90369" table:style-name="ce13">
            <text:p>90.369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62405" table:style-name="ce7">
            <text:p>762.40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74255" table:style-name="ce14">
            <text:p>1.074.255</text:p>
          </table:table-cell>
          <table:table-cell office:value-type="float" office:value="1033776" table:style-name="ce14">
            <text:p>1.033.776</text:p>
          </table:table-cell>
          <table:table-cell office:value-type="percentage" office:value="0.96231900247148028" table:style-name="ce15">
            <text:p>96,2%</text:p>
          </table:table-cell>
          <table:table-cell office:value-type="float" office:value="528937" table:style-name="ce13">
            <text:p>528.937</text:p>
          </table:table-cell>
          <table:table-cell office:value-type="float" office:value="522957" table:style-name="ce13">
            <text:p>522.957</text:p>
          </table:table-cell>
          <table:table-cell office:value-type="float" office:value="51232" table:style-name="ce13">
            <text:p>51.232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647530" table:style-name="ce7">
            <text:p>2.647.53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719130" table:style-name="ce14">
            <text:p>3.719.130</text:p>
          </table:table-cell>
          <table:table-cell office:value-type="float" office:value="3500531" table:style-name="ce14">
            <text:p>3.500.531</text:p>
          </table:table-cell>
          <table:table-cell office:value-type="percentage" office:value="0.94122308174223546" table:style-name="ce15">
            <text:p>94,1%</text:p>
          </table:table-cell>
          <table:table-cell office:value-type="float" office:value="1817581" table:style-name="ce13">
            <text:p>1.817.581</text:p>
          </table:table-cell>
          <table:table-cell office:value-type="float" office:value="1787318" table:style-name="ce13">
            <text:p>1.787.318</text:p>
          </table:table-cell>
          <table:table-cell office:value-type="float" office:value="134564" table:style-name="ce13">
            <text:p>134.564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355" table:style-name="ce14">
            <text:p>142.355</text:p>
          </table:table-cell>
          <table:table-cell office:value-type="float" office:value="119176" table:style-name="ce14">
            <text:p>119.176</text:p>
          </table:table-cell>
          <table:table-cell office:value-type="percentage" office:value="0.83717466896139936" table:style-name="ce15">
            <text:p>83,7%</text:p>
          </table:table-cell>
          <table:table-cell office:value-type="float" office:value="62983" table:style-name="ce13">
            <text:p>62.983</text:p>
          </table:table-cell>
          <table:table-cell office:value-type="float" office:value="60427" table:style-name="ce13">
            <text:p>60.427</text:p>
          </table:table-cell>
          <table:table-cell office:value-type="float" office:value="3975" table:style-name="ce13">
            <text:p>3.975</text:p>
          </table:table-cell>
          <table:table-cell office:value-type="date" office:date-value="2021-11-12T00:00:00" table:style-name="ce16">
            <text:p>1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5218" table:style-name="ce14">
            <text:p>105.218</text:p>
          </table:table-cell>
          <table:table-cell office:value-type="percentage" office:value="0.74569808646350111" table:style-name="ce15">
            <text:p>74,6%</text:p>
          </table:table-cell>
          <table:table-cell office:value-type="float" office:value="58060" table:style-name="ce13">
            <text:p>58.060</text:p>
          </table:table-cell>
          <table:table-cell office:value-type="float" office:value="55475" table:style-name="ce13">
            <text:p>55.475</text:p>
          </table:table-cell>
          <table:table-cell office:value-type="float" office:value="2152" table:style-name="ce13">
            <text:p>2.152</text:p>
          </table:table-cell>
          <table:table-cell office:value-type="date" office:date-value="2021-11-10T00:00:00" table:style-name="ce17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354" table:style-name="ce14">
            <text:p>177.354</text:p>
          </table:table-cell>
          <table:table-cell office:value-type="percentage" office:value="0.83563735052158428" table:style-name="ce15">
            <text:p>83,6%</text:p>
          </table:table-cell>
          <table:table-cell office:value-type="float" office:value="95141" table:style-name="ce13">
            <text:p>95.141</text:p>
          </table:table-cell>
          <table:table-cell office:value-type="float" office:value="88952" table:style-name="ce13">
            <text:p>88.952</text:p>
          </table:table-cell>
          <table:table-cell office:value-type="float" office:value="0" table:style-name="ce13">
            <text:p>0</text:p>
          </table:table-cell>
          <table:table-cell office:value-type="date" office:date-value="2021-11-09T00:00:00" table:style-name="ce17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440" table:style-name="ce13">
            <text:p>4.440</text:p>
          </table:table-cell>
          <table:table-cell office:value-type="float" office:value="9350" table:style-name="ce14">
            <text:p>9.350</text:p>
          </table:table-cell>
          <table:table-cell office:value-type="float" office:value="7404" table:style-name="ce14">
            <text:p>7.404</text:p>
          </table:table-cell>
          <table:table-cell office:value-type="percentage" office:value="0.79187165775401069" table:style-name="ce15">
            <text:p>79,2%</text:p>
          </table:table-cell>
          <table:table-cell office:value-type="float" office:value="5611" table:style-name="ce13">
            <text:p>5.611</text:p>
          </table:table-cell>
          <table:table-cell office:value-type="float" office:value="5424" table:style-name="ce13">
            <text:p>5.424</text:p>
          </table:table-cell>
          <table:table-cell office:value-type="float" office:value="0" table:style-name="ce13">
            <text:p>0</text:p>
          </table:table-cell>
          <table:table-cell office:value-type="date" office:date-value="2021-11-12T00:00:00" table:style-name="ce17">
            <text:p>1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5146519" table:style-name="ce19">
            <text:p>55.146.519</text:p>
          </table:table-cell>
          <table:table-cell office:value-type="float" office:value="10790480" table:style-name="ce20">
            <text:p>10.790.480</text:p>
          </table:table-cell>
          <table:table-cell office:value-type="float" office:value="9107850" table:style-name="ce21">
            <text:p>9.107.850</text:p>
          </table:table-cell>
          <table:table-cell office:value-type="float" office:value="2158300" table:style-name="ce22">
            <text:p>2.158.300</text:p>
          </table:table-cell>
          <table:table-cell office:value-type="float" office:value="77203149" table:style-name="ce23">
            <text:p>77.203.149</text:p>
          </table:table-cell>
          <table:table-cell office:value-type="float" office:value="73886784" table:style-name="ce23">
            <text:p>73.886.784</text:p>
          </table:table-cell>
          <table:table-cell office:value-type="percentage" office:value="0.95704365634101274" table:style-name="ce24">
            <text:p>95,7%</text:p>
          </table:table-cell>
          <table:table-cell office:value-type="float" office:value="38164244" table:style-name="ce23">
            <text:p>38.164.244</text:p>
          </table:table-cell>
          <table:table-cell office:value-type="float" office:value="37474324" table:style-name="ce23">
            <text:p>37.474.324</text:p>
          </table:table-cell>
          <table:table-cell office:value-type="float" office:value="2647050" table:style-name="ce23">
            <text:p>2.647.050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64839" table:style-name="ce31">
            <text:p>6.864.839</text:p>
          </table:table-cell>
          <table:table-cell office:value-type="percentage" office:value="0.92121068575780252" table:style-name="ce32">
            <text:p>92,1%</text:p>
          </table:table-cell>
          <table:table-cell office:value-type="float" office:value="6763703" table:style-name="ce31">
            <text:p>6.763.703</text:p>
          </table:table-cell>
          <table:table-cell office:value-type="percentage" office:value="0.9076389816122572" table:style-name="ce32">
            <text:p>90,8%</text:p>
          </table:table-cell>
          <table:table-cell office:value-type="date" office:date-value="2021-11-14T00:00:00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9106" table:style-name="ce31">
            <text:p>1.069.106</text:p>
          </table:table-cell>
          <table:table-cell office:value-type="percentage" office:value="0.90209714682052833" table:style-name="ce32">
            <text:p>90,2%</text:p>
          </table:table-cell>
          <table:table-cell office:value-type="float" office:value="1050950" table:style-name="ce31">
            <text:p>1.050.950</text:p>
          </table:table-cell>
          <table:table-cell office:value-type="percentage" office:value="0.88677736019724351" table:style-name="ce32">
            <text:p>88,7%</text:p>
          </table:table-cell>
          <table:table-cell office:value-type="date" office:date-value="2021-11-14T00:00:00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4610" table:style-name="ce31">
            <text:p>874.610</text:p>
          </table:table-cell>
          <table:table-cell office:value-type="percentage" office:value="0.93648647056996959" table:style-name="ce32">
            <text:p>93,6%</text:p>
          </table:table-cell>
          <table:table-cell office:value-type="float" office:value="866750" table:style-name="ce31">
            <text:p>866.750</text:p>
          </table:table-cell>
          <table:table-cell office:value-type="percentage" office:value="0.92807039522360957" table:style-name="ce32">
            <text:p>92,8%</text:p>
          </table:table-cell>
          <table:table-cell office:value-type="date" office:date-value="2021-11-14T00:00:00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61847" table:style-name="ce31">
            <text:p>861.847</text:p>
          </table:table-cell>
          <table:table-cell office:value-type="percentage" office:value="0.83280943348275671" table:style-name="ce32">
            <text:p>83,3%</text:p>
          </table:table-cell>
          <table:table-cell office:value-type="float" office:value="845883" table:style-name="ce31">
            <text:p>845.883</text:p>
          </table:table-cell>
          <table:table-cell office:value-type="percentage" office:value="0.81738329659753384" table:style-name="ce32">
            <text:p>81,7%</text:p>
          </table:table-cell>
          <table:table-cell office:value-type="date" office:date-value="2021-11-14T00:00:00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4358" table:style-name="ce31">
            <text:p>1.684.358</text:p>
          </table:table-cell>
          <table:table-cell office:value-type="percentage" office:value="0.859027098482538" table:style-name="ce32">
            <text:p>85,9%</text:p>
          </table:table-cell>
          <table:table-cell office:value-type="float" office:value="1645364" table:style-name="ce31">
            <text:p>1.645.364</text:p>
          </table:table-cell>
          <table:table-cell office:value-type="percentage" office:value="0.83914005387668344" table:style-name="ce32">
            <text:p>83,9%</text:p>
          </table:table-cell>
          <table:table-cell office:value-type="date" office:date-value="2021-11-14T00:00:00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3698" table:style-name="ce31">
            <text:p>483.698</text:p>
          </table:table-cell>
          <table:table-cell office:value-type="percentage" office:value="0.92286411499502985" table:style-name="ce32">
            <text:p>92,3%</text:p>
          </table:table-cell>
          <table:table-cell office:value-type="float" office:value="479520" table:style-name="ce31">
            <text:p>479.520</text:p>
          </table:table-cell>
          <table:table-cell office:value-type="percentage" office:value="0.9148927645398921" table:style-name="ce32">
            <text:p>91,5%</text:p>
          </table:table-cell>
          <table:table-cell office:value-type="date" office:date-value="2021-11-14T00:00:00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07011" table:style-name="ce31">
            <text:p>2.007.011</text:p>
          </table:table-cell>
          <table:table-cell office:value-type="percentage" office:value="0.92223238750273984" table:style-name="ce32">
            <text:p>92,2%</text:p>
          </table:table-cell>
          <table:table-cell office:value-type="float" office:value="1970287" table:style-name="ce31">
            <text:p>1.970.287</text:p>
          </table:table-cell>
          <table:table-cell office:value-type="percentage" office:value="0.90535751128200626" table:style-name="ce32">
            <text:p>90,5%</text:p>
          </table:table-cell>
          <table:table-cell office:value-type="date" office:date-value="2021-11-14T00:00:00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23150" table:style-name="ce31">
            <text:p>1.623.150</text:p>
          </table:table-cell>
          <table:table-cell office:value-type="percentage" office:value="0.89737083034790222" table:style-name="ce32">
            <text:p>89,7%</text:p>
          </table:table-cell>
          <table:table-cell office:value-type="float" office:value="1566432" table:style-name="ce31">
            <text:p>1.566.432</text:p>
          </table:table-cell>
          <table:table-cell office:value-type="percentage" office:value="0.86601385240028661" table:style-name="ce32">
            <text:p>86,6%</text:p>
          </table:table-cell>
          <table:table-cell office:value-type="date" office:date-value="2021-11-13T00:00:00" table:style-name="ce33">
            <text:p>1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01634" table:style-name="ce31">
            <text:p>6.001.634</text:p>
          </table:table-cell>
          <table:table-cell office:value-type="percentage" office:value="0.87380888596404382" table:style-name="ce32">
            <text:p>87,4%</text:p>
          </table:table-cell>
          <table:table-cell office:value-type="float" office:value="5879800" table:style-name="ce31">
            <text:p>5.879.800</text:p>
          </table:table-cell>
          <table:table-cell office:value-type="percentage" office:value="0.85607044476410676" table:style-name="ce32">
            <text:p>85,6%</text:p>
          </table:table-cell>
          <table:table-cell office:value-type="date" office:date-value="2021-11-14T00:00:00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84943" table:style-name="ce31">
            <text:p>4.084.943</text:p>
          </table:table-cell>
          <table:table-cell office:value-type="percentage" office:value="0.91009921222406176" table:style-name="ce32">
            <text:p>91,0%</text:p>
          </table:table-cell>
          <table:table-cell office:value-type="float" office:value="4021308" table:style-name="ce31">
            <text:p>4.021.308</text:p>
          </table:table-cell>
          <table:table-cell office:value-type="percentage" office:value="0.89592174062412067" table:style-name="ce32">
            <text:p>89,6%</text:p>
          </table:table-cell>
          <table:table-cell office:value-type="date" office:date-value="2021-11-14T00:00:00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9856" table:style-name="ce31">
            <text:p>899.856</text:p>
          </table:table-cell>
          <table:table-cell office:value-type="percentage" office:value="0.94380226485861152" table:style-name="ce32">
            <text:p>94,4%</text:p>
          </table:table-cell>
          <table:table-cell office:value-type="float" office:value="886093" table:style-name="ce31">
            <text:p>886.093</text:p>
          </table:table-cell>
          <table:table-cell office:value-type="percentage" office:value="0.92936712126758247" table:style-name="ce32">
            <text:p>92,9%</text:p>
          </table:table-cell>
          <table:table-cell office:value-type="date" office:date-value="2021-11-12T00:00:00" table:style-name="ce33">
            <text:p>1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2645" table:style-name="ce31">
            <text:p>2.312.645</text:p>
          </table:table-cell>
          <table:table-cell office:value-type="percentage" office:value="0.94220730357380755" table:style-name="ce32">
            <text:p>94,2%</text:p>
          </table:table-cell>
          <table:table-cell office:value-type="float" office:value="2292454" table:style-name="ce31">
            <text:p>2.292.454</text:p>
          </table:table-cell>
          <table:table-cell office:value-type="percentage" office:value="0.93398117822103677" table:style-name="ce32">
            <text:p>93,4%</text:p>
          </table:table-cell>
          <table:table-cell office:value-type="date" office:date-value="2021-11-13T00:00:00" table:style-name="ce33">
            <text:p>1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1029" table:style-name="ce31">
            <text:p>261.029</text:p>
          </table:table-cell>
          <table:table-cell office:value-type="percentage" office:value="0.91921329717927946" table:style-name="ce32">
            <text:p>91,9%</text:p>
          </table:table-cell>
          <table:table-cell office:value-type="float" office:value="256244" table:style-name="ce31">
            <text:p>256.244</text:p>
          </table:table-cell>
          <table:table-cell office:value-type="percentage" office:value="0.90236292566116139" table:style-name="ce32">
            <text:p>90,2%</text:p>
          </table:table-cell>
          <table:table-cell office:value-type="date" office:date-value="2021-11-12T00:00:00" table:style-name="ce33">
            <text:p>1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70852" table:style-name="ce31">
            <text:p>5.370.852</text:p>
          </table:table-cell>
          <table:table-cell office:value-type="percentage" office:value="0.89844573470747513" table:style-name="ce32">
            <text:p>89,8%</text:p>
          </table:table-cell>
          <table:table-cell office:value-type="float" office:value="5262497" table:style-name="ce31">
            <text:p>5.262.497</text:p>
          </table:table-cell>
          <table:table-cell office:value-type="percentage" office:value="0.88031991638587026" table:style-name="ce32">
            <text:p>88,0%</text:p>
          </table:table-cell>
          <table:table-cell office:value-type="date" office:date-value="2021-11-14T00:00:00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6353" table:style-name="ce31">
            <text:p>1.196.353</text:p>
          </table:table-cell>
          <table:table-cell office:value-type="percentage" office:value="0.91315106740745433" table:style-name="ce32">
            <text:p>91,3%</text:p>
          </table:table-cell>
          <table:table-cell office:value-type="float" office:value="1166486" table:style-name="ce31">
            <text:p>1.166.486</text:p>
          </table:table-cell>
          <table:table-cell office:value-type="percentage" office:value="0.89035421486455235" table:style-name="ce32">
            <text:p>89,0%</text:p>
          </table:table-cell>
          <table:table-cell office:value-type="date" office:date-value="2021-11-14T00:00:00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8937" table:style-name="ce31">
            <text:p>528.937</text:p>
          </table:table-cell>
          <table:table-cell office:value-type="percentage" office:value="0.90983634756103859" table:style-name="ce32">
            <text:p>91,0%</text:p>
          </table:table-cell>
          <table:table-cell office:value-type="float" office:value="522957" table:style-name="ce31">
            <text:p>522.957</text:p>
          </table:table-cell>
          <table:table-cell office:value-type="percentage" office:value="0.89955001599713769" table:style-name="ce32">
            <text:p>90,0%</text:p>
          </table:table-cell>
          <table:table-cell office:value-type="date" office:date-value="2021-11-14T00:00:00" table:style-name="ce33">
            <text:p>1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7581" table:style-name="ce31">
            <text:p>1.817.581</text:p>
          </table:table-cell>
          <table:table-cell office:value-type="percentage" office:value="0.91614577636555083" table:style-name="ce32">
            <text:p>91,6%</text:p>
          </table:table-cell>
          <table:table-cell office:value-type="float" office:value="1787318" table:style-name="ce31">
            <text:p>1.787.318</text:p>
          </table:table-cell>
          <table:table-cell office:value-type="percentage" office:value="0.90089180989574802" table:style-name="ce32">
            <text:p>90,1%</text:p>
          </table:table-cell>
          <table:table-cell office:value-type="date" office:date-value="2021-11-14T00:00:00" table:style-name="ce33">
            <text:p>1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983" table:style-name="ce31">
            <text:p>62.983</text:p>
          </table:table-cell>
          <table:table-cell office:value-type="percentage" office:value="0.88752201789614604" table:style-name="ce32">
            <text:p>88,8%</text:p>
          </table:table-cell>
          <table:table-cell office:value-type="float" office:value="60427" table:style-name="ce31">
            <text:p>60.427</text:p>
          </table:table-cell>
          <table:table-cell office:value-type="percentage" office:value="0.85150426266469381" table:style-name="ce32">
            <text:p>85,2%</text:p>
          </table:table-cell>
          <table:table-cell office:value-type="date" office:date-value="2021-11-12T00:00:00" table:style-name="ce33">
            <text:p>12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8060" table:style-name="ce31">
            <text:p>58.060</text:p>
          </table:table-cell>
          <table:table-cell office:value-type="percentage" office:value="0.81858812581950458" table:style-name="ce32">
            <text:p>81,9%</text:p>
          </table:table-cell>
          <table:table-cell office:value-type="float" office:value="55475" table:style-name="ce31">
            <text:p>55.475</text:p>
          </table:table-cell>
          <table:table-cell office:value-type="percentage" office:value="0.78214220254627997" table:style-name="ce32">
            <text:p>78,2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141" table:style-name="ce31">
            <text:p>95.141</text:p>
          </table:table-cell>
          <table:table-cell office:value-type="string" table:style-name="ce32">
            <text:p>-</text:p>
          </table:table-cell>
          <table:table-cell office:value-type="float" office:value="88952" table:style-name="ce31">
            <text:p>88.952</text:p>
          </table:table-cell>
          <table:table-cell office:value-type="string" table:style-name="ce32">
            <text:p>-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611" table:style-name="ce31">
            <text:p>5.611</text:p>
          </table:table-cell>
          <table:table-cell office:value-type="string" table:style-name="ce32">
            <text:p>-</text:p>
          </table:table-cell>
          <table:table-cell office:value-type="float" office:value="5424" table:style-name="ce31">
            <text:p>5.424</text:p>
          </table:table-cell>
          <table:table-cell office:value-type="string" table:style-name="ce32">
            <text:p>-</text:p>
          </table:table-cell>
          <table:table-cell office:value-type="date" office:date-value="2021-11-12T00:00:00" table:style-name="ce33">
            <text:p>12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164244" table:style-name="ce34">
            <text:p>38.164.244</text:p>
          </table:table-cell>
          <table:table-cell office:value-type="percentage" office:value="0.90608738730099725" table:style-name="ce24">
            <text:p>90,6%</text:p>
          </table:table-cell>
          <table:table-cell office:value-type="float" office:value="37474324" table:style-name="ce34">
            <text:p>37.474.324</text:p>
          </table:table-cell>
          <table:table-cell office:value-type="percentage" office:value="0.88970745297695553" table:style-name="ce24">
            <text:p>89,0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064" table:style-name="ce43">
            <text:p>434.064</text:p>
          </table:table-cell>
          <table:table-cell office:value-type="percentage" office:value="1" table:style-name="ce44">
            <text:p>100,0%</text:p>
          </table:table-cell>
          <table:table-cell office:value-type="float" office:value="654028" table:style-name="ce43">
            <text:p>654.028</text:p>
          </table:table-cell>
          <table:table-cell office:value-type="percentage" office:value="1" table:style-name="ce44">
            <text:p>100,0%</text:p>
          </table:table-cell>
          <table:table-cell office:value-type="float" office:value="930090" table:style-name="ce43">
            <text:p>930.090</text:p>
          </table:table-cell>
          <table:table-cell office:value-type="percentage" office:value="1" table:style-name="ce44">
            <text:p>100,0%</text:p>
          </table:table-cell>
          <table:table-cell office:value-type="float" office:value="1217110" table:style-name="ce43">
            <text:p>1.217.110</text:p>
          </table:table-cell>
          <table:table-cell office:value-type="percentage" office:value="0.96212632043262525" table:style-name="ce44">
            <text:p>96,2%</text:p>
          </table:table-cell>
          <table:table-cell office:value-type="float" office:value="1253223" table:style-name="ce43">
            <text:p>1.253.223</text:p>
          </table:table-cell>
          <table:table-cell office:value-type="percentage" office:value="0.90477967878456211" table:style-name="ce44">
            <text:p>90,5%</text:p>
          </table:table-cell>
          <table:table-cell office:value-type="float" office:value="933383" table:style-name="ce43">
            <text:p>933.383</text:p>
          </table:table-cell>
          <table:table-cell office:value-type="percentage" office:value="0.8186011960881131" table:style-name="ce44">
            <text:p>81,9%</text:p>
          </table:table-cell>
          <table:table-cell office:value-type="float" office:value="770820" table:style-name="ce43">
            <text:p>770.820</text:p>
          </table:table-cell>
          <table:table-cell office:value-type="percentage" office:value="0.8300239481754591" table:style-name="ce44">
            <text:p>83,0%</text:p>
          </table:table-cell>
          <table:table-cell office:value-type="float" office:value="672121" table:style-name="ce43">
            <text:p>672.121</text:p>
          </table:table-cell>
          <table:table-cell office:value-type="percentage" office:value="0.89270122339146796" table:style-name="ce44">
            <text:p>89,3%</text:p>
          </table:table-cell>
          <table:table-cell office:value-type="float" office:value="6864839" table:style-name="ce43">
            <text:p>6.864.839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121068575780252" table:style-name="ce44">
            <text:p>92,1%</text:p>
          </table:table-cell>
          <table:table-cell office:value-type="percentage" office:value="0.81102382670217688" table:style-name="ce44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357" table:style-name="ce46">
            <text:p>101.357</text:p>
          </table:table-cell>
          <table:table-cell office:value-type="percentage" office:value="1" table:style-name="ce47">
            <text:p>100,0%</text:p>
          </table:table-cell>
          <table:table-cell office:value-type="float" office:value="119353" table:style-name="ce46">
            <text:p>119.353</text:p>
          </table:table-cell>
          <table:table-cell office:value-type="percentage" office:value="1" table:style-name="ce47">
            <text:p>100,0%</text:p>
          </table:table-cell>
          <table:table-cell office:value-type="float" office:value="154662" table:style-name="ce46">
            <text:p>154.662</text:p>
          </table:table-cell>
          <table:table-cell office:value-type="percentage" office:value="0.98909616479180384" table:style-name="ce47">
            <text:p>98,9%</text:p>
          </table:table-cell>
          <table:table-cell office:value-type="float" office:value="186220" table:style-name="ce46">
            <text:p>186.220</text:p>
          </table:table-cell>
          <table:table-cell office:value-type="percentage" office:value="0.93924323888109917" table:style-name="ce47">
            <text:p>93,9%</text:p>
          </table:table-cell>
          <table:table-cell office:value-type="float" office:value="188241" table:style-name="ce46">
            <text:p>188.241</text:p>
          </table:table-cell>
          <table:table-cell office:value-type="percentage" office:value="0.87577171622244032" table:style-name="ce47">
            <text:p>87,6%</text:p>
          </table:table-cell>
          <table:table-cell office:value-type="float" office:value="126218" table:style-name="ce46">
            <text:p>126.218</text:p>
          </table:table-cell>
          <table:table-cell office:value-type="percentage" office:value="0.76828214211801371" table:style-name="ce47">
            <text:p>76,8%</text:p>
          </table:table-cell>
          <table:table-cell office:value-type="float" office:value="104483" table:style-name="ce46">
            <text:p>104.483</text:p>
          </table:table-cell>
          <table:table-cell office:value-type="percentage" office:value="0.80124385549190569" table:style-name="ce47">
            <text:p>80,1%</text:p>
          </table:table-cell>
          <table:table-cell office:value-type="float" office:value="88572" table:style-name="ce46">
            <text:p>88.572</text:p>
          </table:table-cell>
          <table:table-cell office:value-type="percentage" office:value="0.85901327721149467" table:style-name="ce47">
            <text:p>85,9%</text:p>
          </table:table-cell>
          <table:table-cell office:value-type="float" office:value="1069106" table:style-name="ce46">
            <text:p>1.069.106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209714682052833" table:style-name="ce47">
            <text:p>90,2%</text:p>
          </table:table-cell>
          <table:table-cell office:value-type="percentage" office:value="0.80420734005270078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24" table:style-name="ce46">
            <text:p>89.024</text:p>
          </table:table-cell>
          <table:table-cell office:value-type="percentage" office:value="1" table:style-name="ce47">
            <text:p>100,0%</text:p>
          </table:table-cell>
          <table:table-cell office:value-type="float" office:value="114390" table:style-name="ce46">
            <text:p>114.390</text:p>
          </table:table-cell>
          <table:table-cell office:value-type="percentage" office:value="1" table:style-name="ce47">
            <text:p>100,0%</text:p>
          </table:table-cell>
          <table:table-cell office:value-type="float" office:value="148279" table:style-name="ce46">
            <text:p>148.279</text:p>
          </table:table-cell>
          <table:table-cell office:value-type="percentage" office:value="0.99082538155186695" table:style-name="ce47">
            <text:p>99,1%</text:p>
          </table:table-cell>
          <table:table-cell office:value-type="float" office:value="153295" table:style-name="ce46">
            <text:p>153.295</text:p>
          </table:table-cell>
          <table:table-cell office:value-type="percentage" office:value="0.94251283470134339" table:style-name="ce47">
            <text:p>94,3%</text:p>
          </table:table-cell>
          <table:table-cell office:value-type="float" office:value="150836" table:style-name="ce46">
            <text:p>150.836</text:p>
          </table:table-cell>
          <table:table-cell office:value-type="percentage" office:value="0.9032474415095243" table:style-name="ce47">
            <text:p>90,3%</text:p>
          </table:table-cell>
          <table:table-cell office:value-type="float" office:value="91211" table:style-name="ce46">
            <text:p>91.211</text:p>
          </table:table-cell>
          <table:table-cell office:value-type="percentage" office:value="0.79694367021694879" table:style-name="ce47">
            <text:p>79,7%</text:p>
          </table:table-cell>
          <table:table-cell office:value-type="float" office:value="66872" table:style-name="ce46">
            <text:p>66.872</text:p>
          </table:table-cell>
          <table:table-cell office:value-type="percentage" office:value="0.84529332204118268" table:style-name="ce47">
            <text:p>84,5%</text:p>
          </table:table-cell>
          <table:table-cell office:value-type="float" office:value="60703" table:style-name="ce46">
            <text:p>60.703</text:p>
          </table:table-cell>
          <table:table-cell office:value-type="percentage" office:value="0.94848437500000005" table:style-name="ce47">
            <text:p>94,8%</text:p>
          </table:table-cell>
          <table:table-cell office:value-type="float" office:value="874610" table:style-name="ce46">
            <text:p>874.61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648647056996959" table:style-name="ce47">
            <text:p>93,6%</text:p>
          </table:table-cell>
          <table:table-cell office:value-type="percentage" office:value="0.85848423218268055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27" table:style-name="ce46">
            <text:p>51.527</text:p>
          </table:table-cell>
          <table:table-cell office:value-type="percentage" office:value="1" table:style-name="ce47">
            <text:p>100,0%</text:p>
          </table:table-cell>
          <table:table-cell office:value-type="float" office:value="79341" table:style-name="ce46">
            <text:p>79.341</text:p>
          </table:table-cell>
          <table:table-cell office:value-type="percentage" office:value="0.98540662725421035" table:style-name="ce47">
            <text:p>98,5%</text:p>
          </table:table-cell>
          <table:table-cell office:value-type="float" office:value="110544" table:style-name="ce46">
            <text:p>110.544</text:p>
          </table:table-cell>
          <table:table-cell office:value-type="percentage" office:value="0.94295877370320136" table:style-name="ce47">
            <text:p>94,3%</text:p>
          </table:table-cell>
          <table:table-cell office:value-type="float" office:value="150652" table:style-name="ce46">
            <text:p>150.652</text:p>
          </table:table-cell>
          <table:table-cell office:value-type="percentage" office:value="0.90865335319698182" table:style-name="ce47">
            <text:p>90,9%</text:p>
          </table:table-cell>
          <table:table-cell office:value-type="float" office:value="168382" table:style-name="ce46">
            <text:p>168.382</text:p>
          </table:table-cell>
          <table:table-cell office:value-type="percentage" office:value="0.8167064392837049" table:style-name="ce47">
            <text:p>81,7%</text:p>
          </table:table-cell>
          <table:table-cell office:value-type="float" office:value="127786" table:style-name="ce46">
            <text:p>127.786</text:p>
          </table:table-cell>
          <table:table-cell office:value-type="percentage" office:value="0.70140020967467487" table:style-name="ce47">
            <text:p>70,1%</text:p>
          </table:table-cell>
          <table:table-cell office:value-type="float" office:value="98215" table:style-name="ce46">
            <text:p>98.215</text:p>
          </table:table-cell>
          <table:table-cell office:value-type="percentage" office:value="0.71200214582940657" table:style-name="ce47">
            <text:p>71,2%</text:p>
          </table:table-cell>
          <table:table-cell office:value-type="float" office:value="75400" table:style-name="ce46">
            <text:p>75.400</text:p>
          </table:table-cell>
          <table:table-cell office:value-type="percentage" office:value="0.789694176790951" table:style-name="ce47">
            <text:p>79,0%</text:p>
          </table:table-cell>
          <table:table-cell office:value-type="float" office:value="861847" table:style-name="ce46">
            <text:p>861.847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280943348275671" table:style-name="ce47">
            <text:p>83,3%</text:p>
          </table:table-cell>
          <table:table-cell office:value-type="percentage" office:value="0.73565118821929709" table:style-name="ce47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153" table:style-name="ce46">
            <text:p>93.153</text:p>
          </table:table-cell>
          <table:table-cell office:value-type="percentage" office:value="1" table:style-name="ce47">
            <text:p>100,0%</text:p>
          </table:table-cell>
          <table:table-cell office:value-type="float" office:value="151587" table:style-name="ce46">
            <text:p>151.587</text:p>
          </table:table-cell>
          <table:table-cell office:value-type="percentage" office:value="0.98094880638836224" table:style-name="ce47">
            <text:p>98,1%</text:p>
          </table:table-cell>
          <table:table-cell office:value-type="float" office:value="224787" table:style-name="ce46">
            <text:p>224.787</text:p>
          </table:table-cell>
          <table:table-cell office:value-type="percentage" office:value="0.95616609667704555" table:style-name="ce47">
            <text:p>95,6%</text:p>
          </table:table-cell>
          <table:table-cell office:value-type="float" office:value="321169" table:style-name="ce46">
            <text:p>321.169</text:p>
          </table:table-cell>
          <table:table-cell office:value-type="percentage" office:value="0.91628531976080707" table:style-name="ce47">
            <text:p>91,6%</text:p>
          </table:table-cell>
          <table:table-cell office:value-type="float" office:value="318665" table:style-name="ce46">
            <text:p>318.665</text:p>
          </table:table-cell>
          <table:table-cell office:value-type="percentage" office:value="0.82146245140800778" table:style-name="ce47">
            <text:p>82,1%</text:p>
          </table:table-cell>
          <table:table-cell office:value-type="float" office:value="230660" table:style-name="ce46">
            <text:p>230.660</text:p>
          </table:table-cell>
          <table:table-cell office:value-type="percentage" office:value="0.74182945576874837" table:style-name="ce47">
            <text:p>74,2%</text:p>
          </table:table-cell>
          <table:table-cell office:value-type="float" office:value="189527" table:style-name="ce46">
            <text:p>189.527</text:p>
          </table:table-cell>
          <table:table-cell office:value-type="percentage" office:value="0.7528441139552251" table:style-name="ce47">
            <text:p>75,3%</text:p>
          </table:table-cell>
          <table:table-cell office:value-type="float" office:value="154810" table:style-name="ce46">
            <text:p>154.810</text:p>
          </table:table-cell>
          <table:table-cell office:value-type="percentage" office:value="0.86102660222361882" table:style-name="ce47">
            <text:p>86,1%</text:p>
          </table:table-cell>
          <table:table-cell office:value-type="float" office:value="1684358" table:style-name="ce46">
            <text:p>1.684.35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9027098482538" table:style-name="ce47">
            <text:p>85,9%</text:p>
          </table:table-cell>
          <table:table-cell office:value-type="percentage" office:value="0.7740786561468268" table:style-name="ce47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68" table:style-name="ce46">
            <text:p>42.368</text:p>
          </table:table-cell>
          <table:table-cell office:value-type="percentage" office:value="1" table:style-name="ce47">
            <text:p>100,0%</text:p>
          </table:table-cell>
          <table:table-cell office:value-type="float" office:value="55969" table:style-name="ce46">
            <text:p>55.969</text:p>
          </table:table-cell>
          <table:table-cell office:value-type="percentage" office:value="1" table:style-name="ce47">
            <text:p>100,0%</text:p>
          </table:table-cell>
          <table:table-cell office:value-type="float" office:value="76751" table:style-name="ce46">
            <text:p>76.751</text:p>
          </table:table-cell>
          <table:table-cell office:value-type="percentage" office:value="0.99232012411920612" table:style-name="ce47">
            <text:p>99,2%</text:p>
          </table:table-cell>
          <table:table-cell office:value-type="float" office:value="84384" table:style-name="ce46">
            <text:p>84.384</text:p>
          </table:table-cell>
          <table:table-cell office:value-type="percentage" office:value="0.93797519007603036" table:style-name="ce47">
            <text:p>93,8%</text:p>
          </table:table-cell>
          <table:table-cell office:value-type="float" office:value="88175" table:style-name="ce46">
            <text:p>88.175</text:p>
          </table:table-cell>
          <table:table-cell office:value-type="percentage" office:value="0.90187073612290192" table:style-name="ce47">
            <text:p>90,2%</text:p>
          </table:table-cell>
          <table:table-cell office:value-type="float" office:value="54915" table:style-name="ce46">
            <text:p>54.915</text:p>
          </table:table-cell>
          <table:table-cell office:value-type="percentage" office:value="0.77923460048529225" table:style-name="ce47">
            <text:p>77,9%</text:p>
          </table:table-cell>
          <table:table-cell office:value-type="float" office:value="41419" table:style-name="ce46">
            <text:p>41.419</text:p>
          </table:table-cell>
          <table:table-cell office:value-type="percentage" office:value="0.82009702009702012" table:style-name="ce47">
            <text:p>82,0%</text:p>
          </table:table-cell>
          <table:table-cell office:value-type="float" office:value="39717" table:style-name="ce46">
            <text:p>39.717</text:p>
          </table:table-cell>
          <table:table-cell office:value-type="percentage" office:value="0.90341878397743558" table:style-name="ce47">
            <text:p>90,3%</text:p>
          </table:table-cell>
          <table:table-cell office:value-type="float" office:value="483698" table:style-name="ce46">
            <text:p>483.698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286411499502985" table:style-name="ce47">
            <text:p>92,3%</text:p>
          </table:table-cell>
          <table:table-cell office:value-type="percentage" office:value="0.82980588603631811" table:style-name="ce47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424" table:style-name="ce46">
            <text:p>229.424</text:p>
          </table:table-cell>
          <table:table-cell office:value-type="percentage" office:value="1" table:style-name="ce47">
            <text:p>100,0%</text:p>
          </table:table-cell>
          <table:table-cell office:value-type="float" office:value="250679" table:style-name="ce46">
            <text:p>250.679</text:p>
          </table:table-cell>
          <table:table-cell office:value-type="percentage" office:value="1" table:style-name="ce47">
            <text:p>100,0%</text:p>
          </table:table-cell>
          <table:table-cell office:value-type="float" office:value="320744" table:style-name="ce46">
            <text:p>320.744</text:p>
          </table:table-cell>
          <table:table-cell office:value-type="percentage" office:value="1" table:style-name="ce47">
            <text:p>100,0%</text:p>
          </table:table-cell>
          <table:table-cell office:value-type="float" office:value="353298" table:style-name="ce46">
            <text:p>353.298</text:p>
          </table:table-cell>
          <table:table-cell office:value-type="percentage" office:value="0.92686561290745717" table:style-name="ce47">
            <text:p>92,7%</text:p>
          </table:table-cell>
          <table:table-cell office:value-type="float" office:value="321013" table:style-name="ce46">
            <text:p>321.013</text:p>
          </table:table-cell>
          <table:table-cell office:value-type="percentage" office:value="0.88359092222788016" table:style-name="ce47">
            <text:p>88,4%</text:p>
          </table:table-cell>
          <table:table-cell office:value-type="float" office:value="213088" table:style-name="ce46">
            <text:p>213.088</text:p>
          </table:table-cell>
          <table:table-cell office:value-type="percentage" office:value="0.79574879660023223" table:style-name="ce47">
            <text:p>79,6%</text:p>
          </table:table-cell>
          <table:table-cell office:value-type="float" office:value="173897" table:style-name="ce46">
            <text:p>173.897</text:p>
          </table:table-cell>
          <table:table-cell office:value-type="percentage" office:value="0.82413296304370487" table:style-name="ce47">
            <text:p>82,4%</text:p>
          </table:table-cell>
          <table:table-cell office:value-type="float" office:value="144868" table:style-name="ce46">
            <text:p>144.868</text:p>
          </table:table-cell>
          <table:table-cell office:value-type="percentage" office:value="0.87617181357428842" table:style-name="ce47">
            <text:p>87,6%</text:p>
          </table:table-cell>
          <table:table-cell office:value-type="float" office:value="2007011" table:style-name="ce46">
            <text:p>2.007.011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223238750273984" table:style-name="ce47">
            <text:p>92,2%</text:p>
          </table:table-cell>
          <table:table-cell office:value-type="percentage" office:value="0.83802910997370261" table:style-name="ce47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276" table:style-name="ce46">
            <text:p>138.276</text:p>
          </table:table-cell>
          <table:table-cell office:value-type="percentage" office:value="1" table:style-name="ce47">
            <text:p>100,0%</text:p>
          </table:table-cell>
          <table:table-cell office:value-type="float" office:value="158487" table:style-name="ce46">
            <text:p>158.487</text:p>
          </table:table-cell>
          <table:table-cell office:value-type="percentage" office:value="0.99614081621108608" table:style-name="ce47">
            <text:p>99,6%</text:p>
          </table:table-cell>
          <table:table-cell office:value-type="float" office:value="222532" table:style-name="ce46">
            <text:p>222.532</text:p>
          </table:table-cell>
          <table:table-cell office:value-type="percentage" office:value="1" table:style-name="ce47">
            <text:p>100,0%</text:p>
          </table:table-cell>
          <table:table-cell office:value-type="float" office:value="286559" table:style-name="ce46">
            <text:p>286.559</text:p>
          </table:table-cell>
          <table:table-cell office:value-type="percentage" office:value="0.93196586422443228" table:style-name="ce47">
            <text:p>93,2%</text:p>
          </table:table-cell>
          <table:table-cell office:value-type="float" office:value="287371" table:style-name="ce46">
            <text:p>287.371</text:p>
          </table:table-cell>
          <table:table-cell office:value-type="percentage" office:value="0.86922762813629562" table:style-name="ce47">
            <text:p>86,9%</text:p>
          </table:table-cell>
          <table:table-cell office:value-type="float" office:value="206119" table:style-name="ce46">
            <text:p>206.119</text:p>
          </table:table-cell>
          <table:table-cell office:value-type="percentage" office:value="0.77517196249732045" table:style-name="ce47">
            <text:p>77,5%</text:p>
          </table:table-cell>
          <table:table-cell office:value-type="float" office:value="173504" table:style-name="ce46">
            <text:p>173.504</text:p>
          </table:table-cell>
          <table:table-cell office:value-type="percentage" office:value="0.79556511332529378" table:style-name="ce47">
            <text:p>79,6%</text:p>
          </table:table-cell>
          <table:table-cell office:value-type="float" office:value="150302" table:style-name="ce46">
            <text:p>150.302</text:p>
          </table:table-cell>
          <table:table-cell office:value-type="percentage" office:value="0.86394362311176509" table:style-name="ce47">
            <text:p>86,4%</text:p>
          </table:table-cell>
          <table:table-cell office:value-type="float" office:value="1623150" table:style-name="ce46">
            <text:p>1.623.15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737083034790222" table:style-name="ce47">
            <text:p>89,7%</text:p>
          </table:table-cell>
          <table:table-cell office:value-type="percentage" office:value="0.79363061497999488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050" table:style-name="ce46">
            <text:p>459.050</text:p>
          </table:table-cell>
          <table:table-cell office:value-type="percentage" office:value="1" table:style-name="ce47">
            <text:p>100,0%</text:p>
          </table:table-cell>
          <table:table-cell office:value-type="float" office:value="618665" table:style-name="ce46">
            <text:p>618.665</text:p>
          </table:table-cell>
          <table:table-cell office:value-type="percentage" office:value="0.97382778312964746" table:style-name="ce47">
            <text:p>97,4%</text:p>
          </table:table-cell>
          <table:table-cell office:value-type="float" office:value="800356" table:style-name="ce46">
            <text:p>800.356</text:p>
          </table:table-cell>
          <table:table-cell office:value-type="percentage" office:value="0.95555311467267756" table:style-name="ce47">
            <text:p>95,6%</text:p>
          </table:table-cell>
          <table:table-cell office:value-type="float" office:value="1026977" table:style-name="ce46">
            <text:p>1.026.977</text:p>
          </table:table-cell>
          <table:table-cell office:value-type="percentage" office:value="0.94064463536609944" table:style-name="ce47">
            <text:p>94,1%</text:p>
          </table:table-cell>
          <table:table-cell office:value-type="float" office:value="1131395" table:style-name="ce46">
            <text:p>1.131.395</text:p>
          </table:table-cell>
          <table:table-cell office:value-type="percentage" office:value="0.85922969724815934" table:style-name="ce47">
            <text:p>85,9%</text:p>
          </table:table-cell>
          <table:table-cell office:value-type="float" office:value="783340" table:style-name="ce46">
            <text:p>783.340</text:p>
          </table:table-cell>
          <table:table-cell office:value-type="percentage" office:value="0.74985736876969555" table:style-name="ce47">
            <text:p>75,0%</text:p>
          </table:table-cell>
          <table:table-cell office:value-type="float" office:value="645390" table:style-name="ce46">
            <text:p>645.390</text:p>
          </table:table-cell>
          <table:table-cell office:value-type="percentage" office:value="0.7692967869978008" table:style-name="ce47">
            <text:p>76,9%</text:p>
          </table:table-cell>
          <table:table-cell office:value-type="float" office:value="536461" table:style-name="ce46">
            <text:p>536.461</text:p>
          </table:table-cell>
          <table:table-cell office:value-type="percentage" office:value="0.81756902978819379" table:style-name="ce47">
            <text:p>81,8%</text:p>
          </table:table-cell>
          <table:table-cell office:value-type="float" office:value="6001634" table:style-name="ce46">
            <text:p>6.001.634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380888596404382" table:style-name="ce47">
            <text:p>87,4%</text:p>
          </table:table-cell>
          <table:table-cell office:value-type="percentage" office:value="0.77137076007788208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411" table:style-name="ce46">
            <text:p>297.411</text:p>
          </table:table-cell>
          <table:table-cell office:value-type="percentage" office:value="1" table:style-name="ce47">
            <text:p>100,0%</text:p>
          </table:table-cell>
          <table:table-cell office:value-type="float" office:value="434714" table:style-name="ce46">
            <text:p>434.714</text:p>
          </table:table-cell>
          <table:table-cell office:value-type="percentage" office:value="0.99281052020956373" table:style-name="ce47">
            <text:p>99,3%</text:p>
          </table:table-cell>
          <table:table-cell office:value-type="float" office:value="570651" table:style-name="ce46">
            <text:p>570.651</text:p>
          </table:table-cell>
          <table:table-cell office:value-type="percentage" office:value="0.9826476422697028" table:style-name="ce47">
            <text:p>98,3%</text:p>
          </table:table-cell>
          <table:table-cell office:value-type="float" office:value="715563" table:style-name="ce46">
            <text:p>715.563</text:p>
          </table:table-cell>
          <table:table-cell office:value-type="percentage" office:value="0.95112410179521334" table:style-name="ce47">
            <text:p>95,1%</text:p>
          </table:table-cell>
          <table:table-cell office:value-type="float" office:value="753943" table:style-name="ce46">
            <text:p>753.943</text:p>
          </table:table-cell>
          <table:table-cell office:value-type="percentage" office:value="0.88533774548255728" table:style-name="ce47">
            <text:p>88,5%</text:p>
          </table:table-cell>
          <table:table-cell office:value-type="float" office:value="511586" table:style-name="ce46">
            <text:p>511.586</text:p>
          </table:table-cell>
          <table:table-cell office:value-type="percentage" office:value="0.78856092940521827" table:style-name="ce47">
            <text:p>78,9%</text:p>
          </table:table-cell>
          <table:table-cell office:value-type="float" office:value="427146" table:style-name="ce46">
            <text:p>427.146</text:p>
          </table:table-cell>
          <table:table-cell office:value-type="percentage" office:value="0.8276002371513933" table:style-name="ce47">
            <text:p>82,8%</text:p>
          </table:table-cell>
          <table:table-cell office:value-type="float" office:value="373929" table:style-name="ce46">
            <text:p>373.929</text:p>
          </table:table-cell>
          <table:table-cell office:value-type="percentage" office:value="0.88080493532863324" table:style-name="ce47">
            <text:p>88,1%</text:p>
          </table:table-cell>
          <table:table-cell office:value-type="float" office:value="4084943" table:style-name="ce46">
            <text:p>4.084.943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009921222406176" table:style-name="ce47">
            <text:p>91,0%</text:p>
          </table:table-cell>
          <table:table-cell office:value-type="percentage" office:value="0.80772352651673707" table:style-name="ce47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96" table:style-name="ce46">
            <text:p>78.296</text:p>
          </table:table-cell>
          <table:table-cell office:value-type="percentage" office:value="1" table:style-name="ce47">
            <text:p>100,0%</text:p>
          </table:table-cell>
          <table:table-cell office:value-type="float" office:value="95975" table:style-name="ce46">
            <text:p>95.975</text:p>
          </table:table-cell>
          <table:table-cell office:value-type="percentage" office:value="1" table:style-name="ce47">
            <text:p>100,0%</text:p>
          </table:table-cell>
          <table:table-cell office:value-type="float" office:value="132932" table:style-name="ce46">
            <text:p>132.932</text:p>
          </table:table-cell>
          <table:table-cell office:value-type="percentage" office:value="1" table:style-name="ce47">
            <text:p>100,0%</text:p>
          </table:table-cell>
          <table:table-cell office:value-type="float" office:value="161604" table:style-name="ce46">
            <text:p>161.604</text:p>
          </table:table-cell>
          <table:table-cell office:value-type="percentage" office:value="0.95501607413010592" table:style-name="ce47">
            <text:p>95,5%</text:p>
          </table:table-cell>
          <table:table-cell office:value-type="float" office:value="146380" table:style-name="ce46">
            <text:p>146.380</text:p>
          </table:table-cell>
          <table:table-cell office:value-type="percentage" office:value="0.91777747125283715" table:style-name="ce47">
            <text:p>91,8%</text:p>
          </table:table-cell>
          <table:table-cell office:value-type="float" office:value="113366" table:style-name="ce46">
            <text:p>113.366</text:p>
          </table:table-cell>
          <table:table-cell office:value-type="percentage" office:value="0.84931712104525803" table:style-name="ce47">
            <text:p>84,9%</text:p>
          </table:table-cell>
          <table:table-cell office:value-type="float" office:value="93767" table:style-name="ce46">
            <text:p>93.767</text:p>
          </table:table-cell>
          <table:table-cell office:value-type="percentage" office:value="0.82745322979174019" table:style-name="ce47">
            <text:p>82,7%</text:p>
          </table:table-cell>
          <table:table-cell office:value-type="float" office:value="77536" table:style-name="ce46">
            <text:p>77.536</text:p>
          </table:table-cell>
          <table:table-cell office:value-type="percentage" office:value="0.91487905604719766" table:style-name="ce47">
            <text:p>91,5%</text:p>
          </table:table-cell>
          <table:table-cell office:value-type="float" office:value="899856" table:style-name="ce46">
            <text:p>899.856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380226485861152" table:style-name="ce47">
            <text:p>94,4%</text:p>
          </table:table-cell>
          <table:table-cell office:value-type="percentage" office:value="0.84573965659354855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368" table:style-name="ce46">
            <text:p>242.368</text:p>
          </table:table-cell>
          <table:table-cell office:value-type="percentage" office:value="1" table:style-name="ce47">
            <text:p>100,0%</text:p>
          </table:table-cell>
          <table:table-cell office:value-type="float" office:value="291385" table:style-name="ce46">
            <text:p>291.385</text:p>
          </table:table-cell>
          <table:table-cell office:value-type="percentage" office:value="1" table:style-name="ce47">
            <text:p>100,0%</text:p>
          </table:table-cell>
          <table:table-cell office:value-type="float" office:value="346188" table:style-name="ce46">
            <text:p>346.188</text:p>
          </table:table-cell>
          <table:table-cell office:value-type="percentage" office:value="0.99786986887731421" table:style-name="ce47">
            <text:p>99,8%</text:p>
          </table:table-cell>
          <table:table-cell office:value-type="float" office:value="391097" table:style-name="ce46">
            <text:p>391.097</text:p>
          </table:table-cell>
          <table:table-cell office:value-type="percentage" office:value="0.96355653885668247" table:style-name="ce47">
            <text:p>96,4%</text:p>
          </table:table-cell>
          <table:table-cell office:value-type="float" office:value="408370" table:style-name="ce46">
            <text:p>408.370</text:p>
          </table:table-cell>
          <table:table-cell office:value-type="percentage" office:value="0.92136879795858051" table:style-name="ce47">
            <text:p>92,1%</text:p>
          </table:table-cell>
          <table:table-cell office:value-type="float" office:value="264133" table:style-name="ce46">
            <text:p>264.133</text:p>
          </table:table-cell>
          <table:table-cell office:value-type="percentage" office:value="0.8167175827437787" table:style-name="ce47">
            <text:p>81,7%</text:p>
          </table:table-cell>
          <table:table-cell office:value-type="float" office:value="199399" table:style-name="ce46">
            <text:p>199.399</text:p>
          </table:table-cell>
          <table:table-cell office:value-type="percentage" office:value="0.8632701391023504" table:style-name="ce47">
            <text:p>86,3%</text:p>
          </table:table-cell>
          <table:table-cell office:value-type="float" office:value="169705" table:style-name="ce46">
            <text:p>169.705</text:p>
          </table:table-cell>
          <table:table-cell office:value-type="percentage" office:value="0.94276889232085415" table:style-name="ce47">
            <text:p>94,3%</text:p>
          </table:table-cell>
          <table:table-cell office:value-type="float" office:value="2312645" table:style-name="ce46">
            <text:p>2.312.645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220730357380755" table:style-name="ce47">
            <text:p>94,2%</text:p>
          </table:table-cell>
          <table:table-cell office:value-type="percentage" office:value="0.85595852275818629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82" table:style-name="ce46">
            <text:p>23.382</text:p>
          </table:table-cell>
          <table:table-cell office:value-type="percentage" office:value="1" table:style-name="ce47">
            <text:p>100,0%</text:p>
          </table:table-cell>
          <table:table-cell office:value-type="float" office:value="28673" table:style-name="ce46">
            <text:p>28.673</text:p>
          </table:table-cell>
          <table:table-cell office:value-type="percentage" office:value="1" table:style-name="ce47">
            <text:p>100,0%</text:p>
          </table:table-cell>
          <table:table-cell office:value-type="float" office:value="38077" table:style-name="ce46">
            <text:p>38.077</text:p>
          </table:table-cell>
          <table:table-cell office:value-type="percentage" office:value="1" table:style-name="ce47">
            <text:p>100,0%</text:p>
          </table:table-cell>
          <table:table-cell office:value-type="float" office:value="45435" table:style-name="ce46">
            <text:p>45.435</text:p>
          </table:table-cell>
          <table:table-cell office:value-type="percentage" office:value="0.95323514602215509" table:style-name="ce47">
            <text:p>95,3%</text:p>
          </table:table-cell>
          <table:table-cell office:value-type="float" office:value="47647" table:style-name="ce46">
            <text:p>47.647</text:p>
          </table:table-cell>
          <table:table-cell office:value-type="percentage" office:value="0.89989989989989994" table:style-name="ce47">
            <text:p>90,0%</text:p>
          </table:table-cell>
          <table:table-cell office:value-type="float" office:value="31348" table:style-name="ce46">
            <text:p>31.348</text:p>
          </table:table-cell>
          <table:table-cell office:value-type="percentage" office:value="0.79727358274625504" table:style-name="ce47">
            <text:p>79,7%</text:p>
          </table:table-cell>
          <table:table-cell office:value-type="float" office:value="24300" table:style-name="ce46">
            <text:p>24.300</text:p>
          </table:table-cell>
          <table:table-cell office:value-type="percentage" office:value="0.79781994878192919" table:style-name="ce47">
            <text:p>79,8%</text:p>
          </table:table-cell>
          <table:table-cell office:value-type="float" office:value="22167" table:style-name="ce46">
            <text:p>22.167</text:p>
          </table:table-cell>
          <table:table-cell office:value-type="percentage" office:value="0.86820460598464677" table:style-name="ce47">
            <text:p>86,8%</text:p>
          </table:table-cell>
          <table:table-cell office:value-type="float" office:value="261029" table:style-name="ce46">
            <text:p>261.02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921329717927946" table:style-name="ce47">
            <text:p>91,9%</text:p>
          </table:table-cell>
          <table:table-cell office:value-type="percentage" office:value="0.8159349075063923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214" table:style-name="ce46">
            <text:p>374.214</text:p>
          </table:table-cell>
          <table:table-cell office:value-type="percentage" office:value="1" table:style-name="ce47">
            <text:p>100,0%</text:p>
          </table:table-cell>
          <table:table-cell office:value-type="float" office:value="511500" table:style-name="ce46">
            <text:p>511.500</text:p>
          </table:table-cell>
          <table:table-cell office:value-type="percentage" office:value="0.97228373577452898" table:style-name="ce47">
            <text:p>97,2%</text:p>
          </table:table-cell>
          <table:table-cell office:value-type="float" office:value="689919" table:style-name="ce46">
            <text:p>689.919</text:p>
          </table:table-cell>
          <table:table-cell office:value-type="percentage" office:value="0.98094190009426674" table:style-name="ce47">
            <text:p>98,1%</text:p>
          </table:table-cell>
          <table:table-cell office:value-type="float" office:value="943007" table:style-name="ce46">
            <text:p>943.007</text:p>
          </table:table-cell>
          <table:table-cell office:value-type="percentage" office:value="0.96939091246454756" table:style-name="ce47">
            <text:p>96,9%</text:p>
          </table:table-cell>
          <table:table-cell office:value-type="float" office:value="1035778" table:style-name="ce46">
            <text:p>1.035.778</text:p>
          </table:table-cell>
          <table:table-cell office:value-type="percentage" office:value="0.88833941839033737" table:style-name="ce47">
            <text:p>88,8%</text:p>
          </table:table-cell>
          <table:table-cell office:value-type="float" office:value="753142" table:style-name="ce46">
            <text:p>753.142</text:p>
          </table:table-cell>
          <table:table-cell office:value-type="percentage" office:value="0.79308158881260271" table:style-name="ce47">
            <text:p>79,3%</text:p>
          </table:table-cell>
          <table:table-cell office:value-type="float" office:value="605256" table:style-name="ce46">
            <text:p>605.256</text:p>
          </table:table-cell>
          <table:table-cell office:value-type="percentage" office:value="0.81518704333479242" table:style-name="ce47">
            <text:p>81,5%</text:p>
          </table:table-cell>
          <table:table-cell office:value-type="float" office:value="458036" table:style-name="ce46">
            <text:p>458.036</text:p>
          </table:table-cell>
          <table:table-cell office:value-type="percentage" office:value="0.82746386001423555" table:style-name="ce47">
            <text:p>82,7%</text:p>
          </table:table-cell>
          <table:table-cell office:value-type="float" office:value="5370852" table:style-name="ce46">
            <text:p>5.370.852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844573470747513" table:style-name="ce47">
            <text:p>89,8%</text:p>
          </table:table-cell>
          <table:table-cell office:value-type="percentage" office:value="0.79217414800952468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34" table:style-name="ce46">
            <text:p>74.034</text:p>
          </table:table-cell>
          <table:table-cell office:value-type="percentage" office:value="1" table:style-name="ce47">
            <text:p>100,0%</text:p>
          </table:table-cell>
          <table:table-cell office:value-type="float" office:value="103443" table:style-name="ce46">
            <text:p>103.443</text:p>
          </table:table-cell>
          <table:table-cell office:value-type="percentage" office:value="1" table:style-name="ce47">
            <text:p>100,0%</text:p>
          </table:table-cell>
          <table:table-cell office:value-type="float" office:value="148516" table:style-name="ce46">
            <text:p>148.516</text:p>
          </table:table-cell>
          <table:table-cell office:value-type="percentage" office:value="1" table:style-name="ce47">
            <text:p>100,0%</text:p>
          </table:table-cell>
          <table:table-cell office:value-type="float" office:value="207721" table:style-name="ce46">
            <text:p>207.721</text:p>
          </table:table-cell>
          <table:table-cell office:value-type="percentage" office:value="0.97404527891360615" table:style-name="ce47">
            <text:p>97,4%</text:p>
          </table:table-cell>
          <table:table-cell office:value-type="float" office:value="232158" table:style-name="ce46">
            <text:p>232.158</text:p>
          </table:table-cell>
          <table:table-cell office:value-type="percentage" office:value="0.91344326538320797" table:style-name="ce47">
            <text:p>91,3%</text:p>
          </table:table-cell>
          <table:table-cell office:value-type="float" office:value="167966" table:style-name="ce46">
            <text:p>167.966</text:p>
          </table:table-cell>
          <table:table-cell office:value-type="percentage" office:value="0.80365353607364487" table:style-name="ce47">
            <text:p>80,4%</text:p>
          </table:table-cell>
          <table:table-cell office:value-type="float" office:value="141887" table:style-name="ce46">
            <text:p>141.887</text:p>
          </table:table-cell>
          <table:table-cell office:value-type="percentage" office:value="0.8237367052157355" table:style-name="ce47">
            <text:p>82,4%</text:p>
          </table:table-cell>
          <table:table-cell office:value-type="float" office:value="120628" table:style-name="ce46">
            <text:p>120.628</text:p>
          </table:table-cell>
          <table:table-cell office:value-type="percentage" office:value="0.85012756000958467" table:style-name="ce47">
            <text:p>85,0%</text:p>
          </table:table-cell>
          <table:table-cell office:value-type="float" office:value="1196353" table:style-name="ce46">
            <text:p>1.196.35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315106740745433" table:style-name="ce47">
            <text:p>91,3%</text:p>
          </table:table-cell>
          <table:table-cell office:value-type="percentage" office:value="0.79163090710940809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9" table:style-name="ce46">
            <text:p>42.519</text:p>
          </table:table-cell>
          <table:table-cell office:value-type="percentage" office:value="1" table:style-name="ce47">
            <text:p>100,0%</text:p>
          </table:table-cell>
          <table:table-cell office:value-type="float" office:value="55905" table:style-name="ce46">
            <text:p>55.905</text:p>
          </table:table-cell>
          <table:table-cell office:value-type="percentage" office:value="1" table:style-name="ce47">
            <text:p>100,0%</text:p>
          </table:table-cell>
          <table:table-cell office:value-type="float" office:value="72312" table:style-name="ce46">
            <text:p>72.312</text:p>
          </table:table-cell>
          <table:table-cell office:value-type="percentage" office:value="0.97925356156221222" table:style-name="ce47">
            <text:p>97,9%</text:p>
          </table:table-cell>
          <table:table-cell office:value-type="float" office:value="91965" table:style-name="ce46">
            <text:p>91.965</text:p>
          </table:table-cell>
          <table:table-cell office:value-type="percentage" office:value="0.95109313918133498" table:style-name="ce47">
            <text:p>95,1%</text:p>
          </table:table-cell>
          <table:table-cell office:value-type="float" office:value="95434" table:style-name="ce46">
            <text:p>95.434</text:p>
          </table:table-cell>
          <table:table-cell office:value-type="percentage" office:value="0.88363178459658154" table:style-name="ce47">
            <text:p>88,4%</text:p>
          </table:table-cell>
          <table:table-cell office:value-type="float" office:value="64214" table:style-name="ce46">
            <text:p>64.214</text:p>
          </table:table-cell>
          <table:table-cell office:value-type="percentage" office:value="0.78944197882986444" table:style-name="ce47">
            <text:p>78,9%</text:p>
          </table:table-cell>
          <table:table-cell office:value-type="float" office:value="57284" table:style-name="ce46">
            <text:p>57.284</text:p>
          </table:table-cell>
          <table:table-cell office:value-type="percentage" office:value="0.84084136979464819" table:style-name="ce47">
            <text:p>84,1%</text:p>
          </table:table-cell>
          <table:table-cell office:value-type="float" office:value="49304" table:style-name="ce46">
            <text:p>49.304</text:p>
          </table:table-cell>
          <table:table-cell office:value-type="percentage" office:value="0.87437043342555154" table:style-name="ce47">
            <text:p>87,4%</text:p>
          </table:table-cell>
          <table:table-cell office:value-type="float" office:value="528937" table:style-name="ce46">
            <text:p>528.93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983634756103859" table:style-name="ce47">
            <text:p>91,0%</text:p>
          </table:table-cell>
          <table:table-cell office:value-type="percentage" office:value="0.79996884438374649" table:style-name="ce47">
            <text:p>80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240" table:style-name="ce46">
            <text:p>164.240</text:p>
          </table:table-cell>
          <table:table-cell office:value-type="percentage" office:value="1" table:style-name="ce47">
            <text:p>100,0%</text:p>
          </table:table-cell>
          <table:table-cell office:value-type="float" office:value="213799" table:style-name="ce46">
            <text:p>213.799</text:p>
          </table:table-cell>
          <table:table-cell office:value-type="percentage" office:value="1" table:style-name="ce47">
            <text:p>100,0%</text:p>
          </table:table-cell>
          <table:table-cell office:value-type="float" office:value="278671" table:style-name="ce46">
            <text:p>278.671</text:p>
          </table:table-cell>
          <table:table-cell office:value-type="percentage" office:value="0.99483076835202178" table:style-name="ce47">
            <text:p>99,5%</text:p>
          </table:table-cell>
          <table:table-cell office:value-type="float" office:value="324148" table:style-name="ce46">
            <text:p>324.148</text:p>
          </table:table-cell>
          <table:table-cell office:value-type="percentage" office:value="0.95344096806548684" table:style-name="ce47">
            <text:p>95,3%</text:p>
          </table:table-cell>
          <table:table-cell office:value-type="float" office:value="320939" table:style-name="ce46">
            <text:p>320.939</text:p>
          </table:table-cell>
          <table:table-cell office:value-type="percentage" office:value="0.88624621340778109" table:style-name="ce47">
            <text:p>88,6%</text:p>
          </table:table-cell>
          <table:table-cell office:value-type="float" office:value="203699" table:style-name="ce46">
            <text:p>203.699</text:p>
          </table:table-cell>
          <table:table-cell office:value-type="percentage" office:value="0.7818248811136741" table:style-name="ce47">
            <text:p>78,2%</text:p>
          </table:table-cell>
          <table:table-cell office:value-type="float" office:value="164739" table:style-name="ce46">
            <text:p>164.739</text:p>
          </table:table-cell>
          <table:table-cell office:value-type="percentage" office:value="0.81742534758403051" table:style-name="ce47">
            <text:p>81,7%</text:p>
          </table:table-cell>
          <table:table-cell office:value-type="float" office:value="147346" table:style-name="ce46">
            <text:p>147.346</text:p>
          </table:table-cell>
          <table:table-cell office:value-type="percentage" office:value="0.87390721563882656" table:style-name="ce47">
            <text:p>87,4%</text:p>
          </table:table-cell>
          <table:table-cell office:value-type="float" office:value="1817581" table:style-name="ce46">
            <text:p>1.817.581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614577636555083" table:style-name="ce47">
            <text:p>91,6%</text:p>
          </table:table-cell>
          <table:table-cell office:value-type="percentage" office:value="0.8185443484902527" table:style-name="ce47">
            <text:p>81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2" table:style-name="ce46">
            <text:p>2.402</text:p>
          </table:table-cell>
          <table:table-cell office:value-type="percentage" office:value="0.92207293666026868" table:style-name="ce47">
            <text:p>92,2%</text:p>
          </table:table-cell>
          <table:table-cell office:value-type="float" office:value="3898" table:style-name="ce46">
            <text:p>3.898</text:p>
          </table:table-cell>
          <table:table-cell office:value-type="percentage" office:value="0.9027327466419639" table:style-name="ce47">
            <text:p>90,3%</text:p>
          </table:table-cell>
          <table:table-cell office:value-type="float" office:value="7672" table:style-name="ce46">
            <text:p>7.672</text:p>
          </table:table-cell>
          <table:table-cell office:value-type="percentage" office:value="0.97645411734758814" table:style-name="ce47">
            <text:p>97,6%</text:p>
          </table:table-cell>
          <table:table-cell office:value-type="float" office:value="10610" table:style-name="ce46">
            <text:p>10.610</text:p>
          </table:table-cell>
          <table:table-cell office:value-type="percentage" office:value="0.9181377639321564" table:style-name="ce47">
            <text:p>91,8%</text:p>
          </table:table-cell>
          <table:table-cell office:value-type="float" office:value="11193" table:style-name="ce46">
            <text:p>11.193</text:p>
          </table:table-cell>
          <table:table-cell office:value-type="percentage" office:value="0.88538205980066442" table:style-name="ce47">
            <text:p>88,5%</text:p>
          </table:table-cell>
          <table:table-cell office:value-type="float" office:value="9295" table:style-name="ce46">
            <text:p>9.295</text:p>
          </table:table-cell>
          <table:table-cell office:value-type="percentage" office:value="0.78148646376324193" table:style-name="ce47">
            <text:p>78,1%</text:p>
          </table:table-cell>
          <table:table-cell office:value-type="float" office:value="9300" table:style-name="ce46">
            <text:p>9.300</text:p>
          </table:table-cell>
          <table:table-cell office:value-type="percentage" office:value="0.84799854107777883" table:style-name="ce47">
            <text:p>84,8%</text:p>
          </table:table-cell>
          <table:table-cell office:value-type="float" office:value="8613" table:style-name="ce46">
            <text:p>8.613</text:p>
          </table:table-cell>
          <table:table-cell office:value-type="percentage" office:value="0.94378698224852076" table:style-name="ce47">
            <text:p>94,4%</text:p>
          </table:table-cell>
          <table:table-cell office:value-type="float" office:value="62983" table:style-name="ce46">
            <text:p>62.98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752201789614604" table:style-name="ce47">
            <text:p>88,8%</text:p>
          </table:table-cell>
          <table:table-cell office:value-type="percentage" office:value="0.74799885988456327" table:style-name="ce47">
            <text:p>74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7" table:style-name="ce46">
            <text:p>2.017</text:p>
          </table:table-cell>
          <table:table-cell office:value-type="percentage" office:value="0.85866326096211154" table:style-name="ce47">
            <text:p>85,9%</text:p>
          </table:table-cell>
          <table:table-cell office:value-type="float" office:value="3322" table:style-name="ce46">
            <text:p>3.322</text:p>
          </table:table-cell>
          <table:table-cell office:value-type="percentage" office:value="0.88633938100320175" table:style-name="ce47">
            <text:p>88,6%</text:p>
          </table:table-cell>
          <table:table-cell office:value-type="float" office:value="7195" table:style-name="ce46">
            <text:p>7.195</text:p>
          </table:table-cell>
          <table:table-cell office:value-type="percentage" office:value="0.91925386482688132" table:style-name="ce47">
            <text:p>91,9%</text:p>
          </table:table-cell>
          <table:table-cell office:value-type="float" office:value="9720" table:style-name="ce46">
            <text:p>9.720</text:p>
          </table:table-cell>
          <table:table-cell office:value-type="percentage" office:value="0.86025311974511021" table:style-name="ce47">
            <text:p>86,0%</text:p>
          </table:table-cell>
          <table:table-cell office:value-type="float" office:value="10113" table:style-name="ce46">
            <text:p>10.113</text:p>
          </table:table-cell>
          <table:table-cell office:value-type="percentage" office:value="0.84260956507248796" table:style-name="ce47">
            <text:p>84,3%</text:p>
          </table:table-cell>
          <table:table-cell office:value-type="float" office:value="8705" table:style-name="ce46">
            <text:p>8.705</text:p>
          </table:table-cell>
          <table:table-cell office:value-type="percentage" office:value="0.71746476551553617" table:style-name="ce47">
            <text:p>71,7%</text:p>
          </table:table-cell>
          <table:table-cell office:value-type="float" office:value="8897" table:style-name="ce46">
            <text:p>8.897</text:p>
          </table:table-cell>
          <table:table-cell office:value-type="percentage" office:value="0.74172571904960405" table:style-name="ce47">
            <text:p>74,2%</text:p>
          </table:table-cell>
          <table:table-cell office:value-type="float" office:value="8091" table:style-name="ce46">
            <text:p>8.091</text:p>
          </table:table-cell>
          <table:table-cell office:value-type="percentage" office:value="0.84510131606434091" table:style-name="ce47">
            <text:p>84,5%</text:p>
          </table:table-cell>
          <table:table-cell office:value-type="float" office:value="58060" table:style-name="ce46">
            <text:p>58.06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858812581950458" table:style-name="ce47">
            <text:p>81,9%</text:p>
          </table:table-cell>
          <table:table-cell office:value-type="percentage" office:value="0.66677385272635403" table:style-name="ce47">
            <text:p>66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1" table:style-name="ce46">
            <text:p>3.671</text:p>
          </table:table-cell>
          <table:table-cell office:value-type="string" table:style-name="ce47">
            <text:p>-</text:p>
          </table:table-cell>
          <table:table-cell office:value-type="float" office:value="9765" table:style-name="ce46">
            <text:p>9.765</text:p>
          </table:table-cell>
          <table:table-cell office:value-type="string" table:style-name="ce47">
            <text:p>-</text:p>
          </table:table-cell>
          <table:table-cell office:value-type="float" office:value="22771" table:style-name="ce46">
            <text:p>22.771</text:p>
          </table:table-cell>
          <table:table-cell office:value-type="string" table:style-name="ce47">
            <text:p>-</text:p>
          </table:table-cell>
          <table:table-cell office:value-type="float" office:value="32825" table:style-name="ce46">
            <text:p>32.825</text:p>
          </table:table-cell>
          <table:table-cell office:value-type="string" table:style-name="ce47">
            <text:p>-</text:p>
          </table:table-cell>
          <table:table-cell office:value-type="float" office:value="24867" table:style-name="ce46">
            <text:p>24.867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95141" table:style-name="ce46">
            <text:p>95.14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8" table:style-name="ce49">
            <text:p>28</text:p>
          </table:table-cell>
          <table:table-cell office:value-type="string" table:style-name="ce50">
            <text:p>-</text:p>
          </table:table-cell>
          <table:table-cell office:value-type="float" office:value="42" table:style-name="ce49">
            <text:p>42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27" table:style-name="ce49">
            <text:p>727</text:p>
          </table:table-cell>
          <table:table-cell office:value-type="string" table:style-name="ce50">
            <text:p>-</text:p>
          </table:table-cell>
          <table:table-cell office:value-type="float" office:value="1390" table:style-name="ce49">
            <text:p>1.390</text:p>
          </table:table-cell>
          <table:table-cell office:value-type="string" table:style-name="ce50">
            <text:p>-</text:p>
          </table:table-cell>
          <table:table-cell office:value-type="float" office:value="1644" table:style-name="ce49">
            <text:p>1.644</text:p>
          </table:table-cell>
          <table:table-cell office:value-type="string" table:style-name="ce50">
            <text:p>-</text:p>
          </table:table-cell>
          <table:table-cell office:value-type="float" office:value="1362" table:style-name="ce49">
            <text:p>1.362</text:p>
          </table:table-cell>
          <table:table-cell office:value-type="string" table:style-name="ce50">
            <text:p>-</text:p>
          </table:table-cell>
          <table:table-cell office:value-type="float" office:value="178" table:style-name="ce49">
            <text:p>178</text:p>
          </table:table-cell>
          <table:table-cell office:value-type="string" table:style-name="ce50">
            <text:p>-</text:p>
          </table:table-cell>
          <table:table-cell office:value-type="float" office:value="5611" table:style-name="ce49">
            <text:p>5.61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9186" table:style-name="ce53">
            <text:p>2.939.186</text:p>
          </table:table-cell>
          <table:table-cell office:value-type="percentage" office:value="1" table:style-name="ce54">
            <text:p>100,0%</text:p>
          </table:table-cell>
          <table:table-cell office:value-type="float" office:value="3945175" table:style-name="ce53">
            <text:p>3.945.175</text:p>
          </table:table-cell>
          <table:table-cell office:value-type="percentage" office:value="0.99624499216549312" table:style-name="ce54">
            <text:p>99,6%</text:p>
          </table:table-cell>
          <table:table-cell office:value-type="float" office:value="5284789" table:style-name="ce53">
            <text:p>5.284.789</text:p>
          </table:table-cell>
          <table:table-cell office:value-type="percentage" office:value="0.99021976074136231" table:style-name="ce54">
            <text:p>99,0%</text:p>
          </table:table-cell>
          <table:table-cell office:value-type="float" office:value="6691026" table:style-name="ce53">
            <text:p>6.691.026</text:p>
          </table:table-cell>
          <table:table-cell office:value-type="percentage" office:value="0.95133440802945302" table:style-name="ce54">
            <text:p>95,1%</text:p>
          </table:table-cell>
          <table:table-cell office:value-type="float" office:value="6993417" table:style-name="ce53">
            <text:p>6.993.417</text:p>
          </table:table-cell>
          <table:table-cell office:value-type="percentage" office:value="0.88616954670435677" table:style-name="ce54">
            <text:p>88,6%</text:p>
          </table:table-cell>
          <table:table-cell office:value-type="float" office:value="4928643" table:style-name="ce53">
            <text:p>4.928.643</text:p>
          </table:table-cell>
          <table:table-cell office:value-type="percentage" office:value="0.79106327471914739" table:style-name="ce54">
            <text:p>79,1%</text:p>
          </table:table-cell>
          <table:table-cell office:value-type="float" office:value="4022331" table:style-name="ce53">
            <text:p>4.022.331</text:p>
          </table:table-cell>
          <table:table-cell office:value-type="percentage" office:value="0.81347297275433605" table:style-name="ce54">
            <text:p>81,3%</text:p>
          </table:table-cell>
          <table:table-cell office:value-type="float" office:value="3359677" table:style-name="ce53">
            <text:p>3.359.677</text:p>
          </table:table-cell>
          <table:table-cell office:value-type="percentage" office:value="0.86396201698980069" table:style-name="ce54">
            <text:p>86,4%</text:p>
          </table:table-cell>
          <table:table-cell office:value-type="float" office:value="38164244" table:style-name="ce53">
            <text:p>38.164.244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608738730099725" table:style-name="ce54">
            <text:p>90,6%</text:p>
          </table:table-cell>
          <table:table-cell office:value-type="percentage" office:value="0.80429092916146083" table:style-name="ce54">
            <text:p>80,4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175" table:style-name="ce43">
            <text:p>429.175</text:p>
          </table:table-cell>
          <table:table-cell office:value-type="percentage" office:value="1" table:style-name="ce44">
            <text:p>100,0%</text:p>
          </table:table-cell>
          <table:table-cell office:value-type="float" office:value="650072" table:style-name="ce43">
            <text:p>650.072</text:p>
          </table:table-cell>
          <table:table-cell office:value-type="percentage" office:value="0.99952489386990084" table:style-name="ce44">
            <text:p>100,0%</text:p>
          </table:table-cell>
          <table:table-cell office:value-type="float" office:value="922493" table:style-name="ce43">
            <text:p>922.493</text:p>
          </table:table-cell>
          <table:table-cell office:value-type="percentage" office:value="1.0069268359771959" table:style-name="ce44">
            <text:p>100,7%</text:p>
          </table:table-cell>
          <table:table-cell office:value-type="float" office:value="1207647" table:style-name="ce43">
            <text:p>1.207.647</text:p>
          </table:table-cell>
          <table:table-cell office:value-type="percentage" office:value="0.9546458122039081" table:style-name="ce44">
            <text:p>95,5%</text:p>
          </table:table-cell>
          <table:table-cell office:value-type="float" office:value="1239889" table:style-name="ce43">
            <text:p>1.239.889</text:p>
          </table:table-cell>
          <table:table-cell office:value-type="percentage" office:value="0.89515303433507998" table:style-name="ce44">
            <text:p>89,5%</text:p>
          </table:table-cell>
          <table:table-cell office:value-type="float" office:value="911842" table:style-name="ce43">
            <text:p>911.842</text:p>
          </table:table-cell>
          <table:table-cell office:value-type="percentage" office:value="0.79970917816520892" table:style-name="ce44">
            <text:p>80,0%</text:p>
          </table:table-cell>
          <table:table-cell office:value-type="float" office:value="746786" table:style-name="ce43">
            <text:p>746.786</text:p>
          </table:table-cell>
          <table:table-cell office:value-type="percentage" office:value="0.80414398194410941" table:style-name="ce44">
            <text:p>80,4%</text:p>
          </table:table-cell>
          <table:table-cell office:value-type="float" office:value="655799" table:style-name="ce43">
            <text:p>655.799</text:p>
          </table:table-cell>
          <table:table-cell office:value-type="percentage" office:value="0.87102258313443759" table:style-name="ce44">
            <text:p>87,1%</text:p>
          </table:table-cell>
          <table:table-cell office:value-type="float" office:value="6763703" table:style-name="ce43">
            <text:p>6.763.703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76389816122572" table:style-name="ce44">
            <text:p>90,8%</text:p>
          </table:table-cell>
          <table:table-cell office:value-type="percentage" office:value="0.79907544659634322" table:style-name="ce44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049" table:style-name="ce46">
            <text:p>100.049</text:p>
          </table:table-cell>
          <table:table-cell office:value-type="percentage" office:value="1" table:style-name="ce47">
            <text:p>100,0%</text:p>
          </table:table-cell>
          <table:table-cell office:value-type="float" office:value="118638" table:style-name="ce46">
            <text:p>118.638</text:p>
          </table:table-cell>
          <table:table-cell office:value-type="percentage" office:value="0.99733512672859481" table:style-name="ce47">
            <text:p>99,7%</text:p>
          </table:table-cell>
          <table:table-cell office:value-type="float" office:value="152706" table:style-name="ce46">
            <text:p>152.706</text:p>
          </table:table-cell>
          <table:table-cell office:value-type="percentage" office:value="0.97658713155589094" table:style-name="ce47">
            <text:p>97,7%</text:p>
          </table:table-cell>
          <table:table-cell office:value-type="float" office:value="184218" table:style-name="ce46">
            <text:p>184.218</text:p>
          </table:table-cell>
          <table:table-cell office:value-type="percentage" office:value="0.92914569315969453" table:style-name="ce47">
            <text:p>92,9%</text:p>
          </table:table-cell>
          <table:table-cell office:value-type="float" office:value="185671" table:style-name="ce46">
            <text:p>185.671</text:p>
          </table:table-cell>
          <table:table-cell office:value-type="percentage" office:value="0.86381505794559488" table:style-name="ce47">
            <text:p>86,4%</text:p>
          </table:table-cell>
          <table:table-cell office:value-type="float" office:value="122881" table:style-name="ce46">
            <text:p>122.881</text:p>
          </table:table-cell>
          <table:table-cell office:value-type="percentage" office:value="0.74797000353042864" table:style-name="ce47">
            <text:p>74,8%</text:p>
          </table:table-cell>
          <table:table-cell office:value-type="float" office:value="100949" table:style-name="ce46">
            <text:p>100.949</text:p>
          </table:table-cell>
          <table:table-cell office:value-type="percentage" office:value="0.77414283632794223" table:style-name="ce47">
            <text:p>77,4%</text:p>
          </table:table-cell>
          <table:table-cell office:value-type="float" office:value="85838" table:style-name="ce46">
            <text:p>85.838</text:p>
          </table:table-cell>
          <table:table-cell office:value-type="percentage" office:value="0.83249764811995075" table:style-name="ce47">
            <text:p>83,2%</text:p>
          </table:table-cell>
          <table:table-cell office:value-type="float" office:value="1050950" table:style-name="ce46">
            <text:p>1.050.950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677736019724351" table:style-name="ce47">
            <text:p>88,7%</text:p>
          </table:table-cell>
          <table:table-cell office:value-type="percentage" office:value="0.79054995859006116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53" table:style-name="ce46">
            <text:p>88.253</text:p>
          </table:table-cell>
          <table:table-cell office:value-type="percentage" office:value="1" table:style-name="ce47">
            <text:p>100,0%</text:p>
          </table:table-cell>
          <table:table-cell office:value-type="float" office:value="113975" table:style-name="ce46">
            <text:p>113.975</text:p>
          </table:table-cell>
          <table:table-cell office:value-type="percentage" office:value="1" table:style-name="ce47">
            <text:p>100,0%</text:p>
          </table:table-cell>
          <table:table-cell office:value-type="float" office:value="147468" table:style-name="ce46">
            <text:p>147.468</text:p>
          </table:table-cell>
          <table:table-cell office:value-type="percentage" office:value="0.9854061422500201" table:style-name="ce47">
            <text:p>98,5%</text:p>
          </table:table-cell>
          <table:table-cell office:value-type="float" office:value="152545" table:style-name="ce46">
            <text:p>152.545</text:p>
          </table:table-cell>
          <table:table-cell office:value-type="percentage" office:value="0.93790156475760089" table:style-name="ce47">
            <text:p>93,8%</text:p>
          </table:table-cell>
          <table:table-cell office:value-type="float" office:value="149934" table:style-name="ce46">
            <text:p>149.934</text:p>
          </table:table-cell>
          <table:table-cell office:value-type="percentage" office:value="0.8978460174977394" table:style-name="ce47">
            <text:p>89,8%</text:p>
          </table:table-cell>
          <table:table-cell office:value-type="float" office:value="89642" table:style-name="ce46">
            <text:p>89.642</text:p>
          </table:table-cell>
          <table:table-cell office:value-type="percentage" office:value="0.78323474674751636" table:style-name="ce47">
            <text:p>78,3%</text:p>
          </table:table-cell>
          <table:table-cell office:value-type="float" office:value="65250" table:style-name="ce46">
            <text:p>65.250</text:p>
          </table:table-cell>
          <table:table-cell office:value-type="percentage" office:value="0.82479048425629808" table:style-name="ce47">
            <text:p>82,5%</text:p>
          </table:table-cell>
          <table:table-cell office:value-type="float" office:value="59683" table:style-name="ce46">
            <text:p>59.683</text:p>
          </table:table-cell>
          <table:table-cell office:value-type="percentage" office:value="0.932546875" table:style-name="ce47">
            <text:p>93,3%</text:p>
          </table:table-cell>
          <table:table-cell office:value-type="float" office:value="866750" table:style-name="ce46">
            <text:p>866.75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807039522360957" table:style-name="ce47">
            <text:p>92,8%</text:p>
          </table:table-cell>
          <table:table-cell office:value-type="percentage" office:value="0.8507691522442441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970" table:style-name="ce46">
            <text:p>50.970</text:p>
          </table:table-cell>
          <table:table-cell office:value-type="percentage" office:value="1" table:style-name="ce47">
            <text:p>100,0%</text:p>
          </table:table-cell>
          <table:table-cell office:value-type="float" office:value="78914" table:style-name="ce46">
            <text:p>78.914</text:p>
          </table:table-cell>
          <table:table-cell office:value-type="percentage" office:value="0.98010333349893186" table:style-name="ce47">
            <text:p>98,0%</text:p>
          </table:table-cell>
          <table:table-cell office:value-type="float" office:value="109550" table:style-name="ce46">
            <text:p>109.550</text:p>
          </table:table-cell>
          <table:table-cell office:value-type="percentage" office:value="0.93447978776944662" table:style-name="ce47">
            <text:p>93,4%</text:p>
          </table:table-cell>
          <table:table-cell office:value-type="float" office:value="149009" table:style-name="ce46">
            <text:p>149.009</text:p>
          </table:table-cell>
          <table:table-cell office:value-type="percentage" office:value="0.89874364433614606" table:style-name="ce47">
            <text:p>89,9%</text:p>
          </table:table-cell>
          <table:table-cell office:value-type="float" office:value="165787" table:style-name="ce46">
            <text:p>165.787</text:p>
          </table:table-cell>
          <table:table-cell office:value-type="percentage" office:value="0.80411986108685951" table:style-name="ce47">
            <text:p>80,4%</text:p>
          </table:table-cell>
          <table:table-cell office:value-type="float" office:value="123992" table:style-name="ce46">
            <text:p>123.992</text:p>
          </table:table-cell>
          <table:table-cell office:value-type="percentage" office:value="0.68057545269420983" table:style-name="ce47">
            <text:p>68,1%</text:p>
          </table:table-cell>
          <table:table-cell office:value-type="float" office:value="94512" table:style-name="ce46">
            <text:p>94.512</text:p>
          </table:table-cell>
          <table:table-cell office:value-type="percentage" office:value="0.68515752997636692" table:style-name="ce47">
            <text:p>68,5%</text:p>
          </table:table-cell>
          <table:table-cell office:value-type="float" office:value="73149" table:style-name="ce46">
            <text:p>73.149</text:p>
          </table:table-cell>
          <table:table-cell office:value-type="percentage" office:value="0.76611855886049429" table:style-name="ce47">
            <text:p>76,6%</text:p>
          </table:table-cell>
          <table:table-cell office:value-type="float" office:value="845883" table:style-name="ce46">
            <text:p>845.883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738329659753384" table:style-name="ce47">
            <text:p>81,7%</text:p>
          </table:table-cell>
          <table:table-cell office:value-type="percentage" office:value="0.72202471441509186" table:style-name="ce47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045" table:style-name="ce46">
            <text:p>92.045</text:p>
          </table:table-cell>
          <table:table-cell office:value-type="percentage" office:value="1" table:style-name="ce47">
            <text:p>100,0%</text:p>
          </table:table-cell>
          <table:table-cell office:value-type="float" office:value="150402" table:style-name="ce46">
            <text:p>150.402</text:p>
          </table:table-cell>
          <table:table-cell office:value-type="percentage" office:value="0.97328044211193876" table:style-name="ce47">
            <text:p>97,3%</text:p>
          </table:table-cell>
          <table:table-cell office:value-type="float" office:value="221228" table:style-name="ce46">
            <text:p>221.228</text:p>
          </table:table-cell>
          <table:table-cell office:value-type="percentage" office:value="0.94102734248719655" table:style-name="ce47">
            <text:p>94,1%</text:p>
          </table:table-cell>
          <table:table-cell office:value-type="float" office:value="318707" table:style-name="ce46">
            <text:p>318.707</text:p>
          </table:table-cell>
          <table:table-cell office:value-type="percentage" office:value="0.90926130917058479" table:style-name="ce47">
            <text:p>90,9%</text:p>
          </table:table-cell>
          <table:table-cell office:value-type="float" office:value="314428" table:style-name="ce46">
            <text:p>314.428</text:p>
          </table:table-cell>
          <table:table-cell office:value-type="percentage" office:value="0.81054020890689926" table:style-name="ce47">
            <text:p>81,1%</text:p>
          </table:table-cell>
          <table:table-cell office:value-type="float" office:value="223257" table:style-name="ce46">
            <text:p>223.257</text:p>
          </table:table-cell>
          <table:table-cell office:value-type="percentage" office:value="0.71802054455286335" table:style-name="ce47">
            <text:p>71,8%</text:p>
          </table:table-cell>
          <table:table-cell office:value-type="float" office:value="179555" table:style-name="ce46">
            <text:p>179.555</text:p>
          </table:table-cell>
          <table:table-cell office:value-type="percentage" office:value="0.71323307434418548" table:style-name="ce47">
            <text:p>71,3%</text:p>
          </table:table-cell>
          <table:table-cell office:value-type="float" office:value="145742" table:style-name="ce46">
            <text:p>145.742</text:p>
          </table:table-cell>
          <table:table-cell office:value-type="percentage" office:value="0.81059194536060108" table:style-name="ce47">
            <text:p>81,1%</text:p>
          </table:table-cell>
          <table:table-cell office:value-type="float" office:value="1645364" table:style-name="ce46">
            <text:p>1.645.36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914005387668344" table:style-name="ce47">
            <text:p>83,9%</text:p>
          </table:table-cell>
          <table:table-cell office:value-type="percentage" office:value="0.75615822407847233" table:style-name="ce47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985" table:style-name="ce46">
            <text:p>41.985</text:p>
          </table:table-cell>
          <table:table-cell office:value-type="percentage" office:value="1" table:style-name="ce47">
            <text:p>100,0%</text:p>
          </table:table-cell>
          <table:table-cell office:value-type="float" office:value="55808" table:style-name="ce46">
            <text:p>55.808</text:p>
          </table:table-cell>
          <table:table-cell office:value-type="percentage" office:value="1" table:style-name="ce47">
            <text:p>100,0%</text:p>
          </table:table-cell>
          <table:table-cell office:value-type="float" office:value="76470" table:style-name="ce46">
            <text:p>76.470</text:p>
          </table:table-cell>
          <table:table-cell office:value-type="percentage" office:value="0.98868705152239966" table:style-name="ce47">
            <text:p>98,9%</text:p>
          </table:table-cell>
          <table:table-cell office:value-type="float" office:value="83981" table:style-name="ce46">
            <text:p>83.981</text:p>
          </table:table-cell>
          <table:table-cell office:value-type="percentage" office:value="0.93349562047041035" table:style-name="ce47">
            <text:p>93,3%</text:p>
          </table:table-cell>
          <table:table-cell office:value-type="float" office:value="87556" table:style-name="ce46">
            <text:p>87.556</text:p>
          </table:table-cell>
          <table:table-cell office:value-type="percentage" office:value="0.89553948593112331" table:style-name="ce47">
            <text:p>89,6%</text:p>
          </table:table-cell>
          <table:table-cell office:value-type="float" office:value="54235" table:style-name="ce46">
            <text:p>54.235</text:p>
          </table:table-cell>
          <table:table-cell office:value-type="percentage" office:value="0.76958551501993666" table:style-name="ce47">
            <text:p>77,0%</text:p>
          </table:table-cell>
          <table:table-cell office:value-type="float" office:value="40581" table:style-name="ce46">
            <text:p>40.581</text:p>
          </table:table-cell>
          <table:table-cell office:value-type="percentage" office:value="0.80350460350460351" table:style-name="ce47">
            <text:p>80,4%</text:p>
          </table:table-cell>
          <table:table-cell office:value-type="float" office:value="38904" table:style-name="ce46">
            <text:p>38.904</text:p>
          </table:table-cell>
          <table:table-cell office:value-type="percentage" office:value="0.88492596046675609" table:style-name="ce47">
            <text:p>88,5%</text:p>
          </table:table-cell>
          <table:table-cell office:value-type="float" office:value="479520" table:style-name="ce46">
            <text:p>479.520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48927645398921" table:style-name="ce47">
            <text:p>91,5%</text:p>
          </table:table-cell>
          <table:table-cell office:value-type="percentage" office:value="0.82263833729338398" table:style-name="ce47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150" table:style-name="ce46">
            <text:p>227.150</text:p>
          </table:table-cell>
          <table:table-cell office:value-type="percentage" office:value="1" table:style-name="ce47">
            <text:p>100,0%</text:p>
          </table:table-cell>
          <table:table-cell office:value-type="float" office:value="249255" table:style-name="ce46">
            <text:p>249.255</text:p>
          </table:table-cell>
          <table:table-cell office:value-type="percentage" office:value="1" table:style-name="ce47">
            <text:p>100,0%</text:p>
          </table:table-cell>
          <table:table-cell office:value-type="float" office:value="318338" table:style-name="ce46">
            <text:p>318.338</text:p>
          </table:table-cell>
          <table:table-cell office:value-type="percentage" office:value="0.99925606215176965" table:style-name="ce47">
            <text:p>99,9%</text:p>
          </table:table-cell>
          <table:table-cell office:value-type="float" office:value="349246" table:style-name="ce46">
            <text:p>349.246</text:p>
          </table:table-cell>
          <table:table-cell office:value-type="percentage" office:value="0.91623532498196369" table:style-name="ce47">
            <text:p>91,6%</text:p>
          </table:table-cell>
          <table:table-cell office:value-type="float" office:value="316364" table:style-name="ce46">
            <text:p>316.364</text:p>
          </table:table-cell>
          <table:table-cell office:value-type="percentage" office:value="0.8707945114986031" table:style-name="ce47">
            <text:p>87,1%</text:p>
          </table:table-cell>
          <table:table-cell office:value-type="float" office:value="207369" table:style-name="ce46">
            <text:p>207.369</text:p>
          </table:table-cell>
          <table:table-cell office:value-type="percentage" office:value="0.77439195169222841" table:style-name="ce47">
            <text:p>77,4%</text:p>
          </table:table-cell>
          <table:table-cell office:value-type="float" office:value="167217" table:style-name="ce46">
            <text:p>167.217</text:p>
          </table:table-cell>
          <table:table-cell office:value-type="percentage" office:value="0.79247509549491479" table:style-name="ce47">
            <text:p>79,2%</text:p>
          </table:table-cell>
          <table:table-cell office:value-type="float" office:value="135348" table:style-name="ce46">
            <text:p>135.348</text:p>
          </table:table-cell>
          <table:table-cell office:value-type="percentage" office:value="0.81859418659505756" table:style-name="ce47">
            <text:p>81,9%</text:p>
          </table:table-cell>
          <table:table-cell office:value-type="float" office:value="1970287" table:style-name="ce46">
            <text:p>1.970.287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535751128200626" table:style-name="ce47">
            <text:p>90,5%</text:p>
          </table:table-cell>
          <table:table-cell office:value-type="percentage" office:value="0.82269497327257135" table:style-name="ce47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419" table:style-name="ce46">
            <text:p>136.419</text:p>
          </table:table-cell>
          <table:table-cell office:value-type="percentage" office:value="1" table:style-name="ce47">
            <text:p>100,0%</text:p>
          </table:table-cell>
          <table:table-cell office:value-type="float" office:value="157225" table:style-name="ce46">
            <text:p>157.225</text:p>
          </table:table-cell>
          <table:table-cell office:value-type="percentage" office:value="0.98820874790227586" table:style-name="ce47">
            <text:p>98,8%</text:p>
          </table:table-cell>
          <table:table-cell office:value-type="float" office:value="216809" table:style-name="ce46">
            <text:p>216.809</text:p>
          </table:table-cell>
          <table:table-cell office:value-type="percentage" office:value="0.99251524418157511" table:style-name="ce47">
            <text:p>99,3%</text:p>
          </table:table-cell>
          <table:table-cell office:value-type="float" office:value="278081" table:style-name="ce46">
            <text:p>278.081</text:p>
          </table:table-cell>
          <table:table-cell office:value-type="percentage" office:value="0.90439315983582569" table:style-name="ce47">
            <text:p>90,4%</text:p>
          </table:table-cell>
          <table:table-cell office:value-type="float" office:value="276838" table:style-name="ce46">
            <text:p>276.838</text:p>
          </table:table-cell>
          <table:table-cell office:value-type="percentage" office:value="0.83736785590054597" table:style-name="ce47">
            <text:p>83,7%</text:p>
          </table:table-cell>
          <table:table-cell office:value-type="float" office:value="195635" table:style-name="ce46">
            <text:p>195.635</text:p>
          </table:table-cell>
          <table:table-cell office:value-type="percentage" office:value="0.73574375425440297" table:style-name="ce47">
            <text:p>73,6%</text:p>
          </table:table-cell>
          <table:table-cell office:value-type="float" office:value="162584" table:style-name="ce46">
            <text:p>162.584</text:p>
          </table:table-cell>
          <table:table-cell office:value-type="percentage" office:value="0.74549381215925603" table:style-name="ce47">
            <text:p>74,5%</text:p>
          </table:table-cell>
          <table:table-cell office:value-type="float" office:value="142841" table:style-name="ce46">
            <text:p>142.841</text:p>
          </table:table-cell>
          <table:table-cell office:value-type="percentage" office:value="0.82105741153748879" table:style-name="ce47">
            <text:p>82,1%</text:p>
          </table:table-cell>
          <table:table-cell office:value-type="float" office:value="1566432" table:style-name="ce46">
            <text:p>1.566.432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601385240028661" table:style-name="ce47">
            <text:p>86,6%</text:p>
          </table:table-cell>
          <table:table-cell office:value-type="percentage" office:value="0.76589864860570078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453" table:style-name="ce46">
            <text:p>453.453</text:p>
          </table:table-cell>
          <table:table-cell office:value-type="percentage" office:value="1" table:style-name="ce47">
            <text:p>100,0%</text:p>
          </table:table-cell>
          <table:table-cell office:value-type="float" office:value="614710" table:style-name="ce46">
            <text:p>614.710</text:p>
          </table:table-cell>
          <table:table-cell office:value-type="percentage" office:value="0.96760229941507214" table:style-name="ce47">
            <text:p>96,8%</text:p>
          </table:table-cell>
          <table:table-cell office:value-type="float" office:value="788885" table:style-name="ce46">
            <text:p>788.885</text:p>
          </table:table-cell>
          <table:table-cell office:value-type="percentage" office:value="0.94185777187720876" table:style-name="ce47">
            <text:p>94,2%</text:p>
          </table:table-cell>
          <table:table-cell office:value-type="float" office:value="1016220" table:style-name="ce46">
            <text:p>1.016.220</text:p>
          </table:table-cell>
          <table:table-cell office:value-type="percentage" office:value="0.93079191778563442" table:style-name="ce47">
            <text:p>93,1%</text:p>
          </table:table-cell>
          <table:table-cell office:value-type="float" office:value="1113704" table:style-name="ce46">
            <text:p>1.113.704</text:p>
          </table:table-cell>
          <table:table-cell office:value-type="percentage" office:value="0.84579439607216222" table:style-name="ce47">
            <text:p>84,6%</text:p>
          </table:table-cell>
          <table:table-cell office:value-type="float" office:value="757847" table:style-name="ce46">
            <text:p>757.847</text:p>
          </table:table-cell>
          <table:table-cell office:value-type="percentage" office:value="0.72545402679552617" table:style-name="ce47">
            <text:p>72,5%</text:p>
          </table:table-cell>
          <table:table-cell office:value-type="float" office:value="617368" table:style-name="ce46">
            <text:p>617.368</text:p>
          </table:table-cell>
          <table:table-cell office:value-type="percentage" office:value="0.7358949143855007" table:style-name="ce47">
            <text:p>73,6%</text:p>
          </table:table-cell>
          <table:table-cell office:value-type="float" office:value="517613" table:style-name="ce46">
            <text:p>517.613</text:p>
          </table:table-cell>
          <table:table-cell office:value-type="percentage" office:value="0.78884459115528693" table:style-name="ce47">
            <text:p>78,9%</text:p>
          </table:table-cell>
          <table:table-cell office:value-type="float" office:value="5879800" table:style-name="ce46">
            <text:p>5.879.800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607044476410676" table:style-name="ce47">
            <text:p>85,6%</text:p>
          </table:table-cell>
          <table:table-cell office:value-type="percentage" office:value="0.75571182699676975" table:style-name="ce47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453" table:style-name="ce46">
            <text:p>293.453</text:p>
          </table:table-cell>
          <table:table-cell office:value-type="percentage" office:value="1" table:style-name="ce47">
            <text:p>100,0%</text:p>
          </table:table-cell>
          <table:table-cell office:value-type="float" office:value="432020" table:style-name="ce46">
            <text:p>432.020</text:p>
          </table:table-cell>
          <table:table-cell office:value-type="percentage" office:value="0.98665789678026405" table:style-name="ce47">
            <text:p>98,7%</text:p>
          </table:table-cell>
          <table:table-cell office:value-type="float" office:value="565768" table:style-name="ce46">
            <text:p>565.768</text:p>
          </table:table-cell>
          <table:table-cell office:value-type="percentage" office:value="0.97423923075863395" table:style-name="ce47">
            <text:p>97,4%</text:p>
          </table:table-cell>
          <table:table-cell office:value-type="float" office:value="710170" table:style-name="ce46">
            <text:p>710.170</text:p>
          </table:table-cell>
          <table:table-cell office:value-type="percentage" office:value="0.94395574306092778" table:style-name="ce47">
            <text:p>94,4%</text:p>
          </table:table-cell>
          <table:table-cell office:value-type="float" office:value="745806" table:style-name="ce46">
            <text:p>745.806</text:p>
          </table:table-cell>
          <table:table-cell office:value-type="percentage" office:value="0.87578265546250067" table:style-name="ce47">
            <text:p>87,6%</text:p>
          </table:table-cell>
          <table:table-cell office:value-type="float" office:value="499784" table:style-name="ce46">
            <text:p>499.784</text:p>
          </table:table-cell>
          <table:table-cell office:value-type="percentage" office:value="0.7703692742605498" table:style-name="ce47">
            <text:p>77,0%</text:p>
          </table:table-cell>
          <table:table-cell office:value-type="float" office:value="413042" table:style-name="ce46">
            <text:p>413.042</text:p>
          </table:table-cell>
          <table:table-cell office:value-type="percentage" office:value="0.80027357660726262" table:style-name="ce47">
            <text:p>80,0%</text:p>
          </table:table-cell>
          <table:table-cell office:value-type="float" office:value="361265" table:style-name="ce46">
            <text:p>361.265</text:p>
          </table:table-cell>
          <table:table-cell office:value-type="percentage" office:value="0.85097436936289694" table:style-name="ce47">
            <text:p>85,1%</text:p>
          </table:table-cell>
          <table:table-cell office:value-type="float" office:value="4021308" table:style-name="ce46">
            <text:p>4.021.308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592174062412067" table:style-name="ce47">
            <text:p>89,6%</text:p>
          </table:table-cell>
          <table:table-cell office:value-type="percentage" office:value="0.79514085728245587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94" table:style-name="ce46">
            <text:p>77.494</text:p>
          </table:table-cell>
          <table:table-cell office:value-type="percentage" office:value="1" table:style-name="ce47">
            <text:p>100,0%</text:p>
          </table:table-cell>
          <table:table-cell office:value-type="float" office:value="95497" table:style-name="ce46">
            <text:p>95.497</text:p>
          </table:table-cell>
          <table:table-cell office:value-type="percentage" office:value="1" table:style-name="ce47">
            <text:p>100,0%</text:p>
          </table:table-cell>
          <table:table-cell office:value-type="float" office:value="131724" table:style-name="ce46">
            <text:p>131.724</text:p>
          </table:table-cell>
          <table:table-cell office:value-type="percentage" office:value="1.0512941251586232" table:style-name="ce47">
            <text:p>105,1%</text:p>
          </table:table-cell>
          <table:table-cell office:value-type="float" office:value="160382" table:style-name="ce46">
            <text:p>160.382</text:p>
          </table:table-cell>
          <table:table-cell office:value-type="percentage" office:value="0.94779453479576403" table:style-name="ce47">
            <text:p>94,8%</text:p>
          </table:table-cell>
          <table:table-cell office:value-type="float" office:value="144541" table:style-name="ce46">
            <text:p>144.541</text:p>
          </table:table-cell>
          <table:table-cell office:value-type="percentage" office:value="0.90624725695010466" table:style-name="ce47">
            <text:p>90,6%</text:p>
          </table:table-cell>
          <table:table-cell office:value-type="float" office:value="110849" table:style-name="ce46">
            <text:p>110.849</text:p>
          </table:table-cell>
          <table:table-cell office:value-type="percentage" office:value="0.83046022220723859" table:style-name="ce47">
            <text:p>83,0%</text:p>
          </table:table-cell>
          <table:table-cell office:value-type="float" office:value="90650" table:style-name="ce46">
            <text:p>90.650</text:p>
          </table:table-cell>
          <table:table-cell office:value-type="percentage" office:value="0.79994705259442289" table:style-name="ce47">
            <text:p>80,0%</text:p>
          </table:table-cell>
          <table:table-cell office:value-type="float" office:value="74956" table:style-name="ce46">
            <text:p>74.956</text:p>
          </table:table-cell>
          <table:table-cell office:value-type="percentage" office:value="0.88443657817109145" table:style-name="ce47">
            <text:p>88,4%</text:p>
          </table:table-cell>
          <table:table-cell office:value-type="float" office:value="886093" table:style-name="ce46">
            <text:p>886.093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936712126758247" table:style-name="ce47">
            <text:p>92,9%</text:p>
          </table:table-cell>
          <table:table-cell office:value-type="percentage" office:value="0.83280434817342697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808" table:style-name="ce46">
            <text:p>240.808</text:p>
          </table:table-cell>
          <table:table-cell office:value-type="percentage" office:value="1" table:style-name="ce47">
            <text:p>100,0%</text:p>
          </table:table-cell>
          <table:table-cell office:value-type="float" office:value="290225" table:style-name="ce46">
            <text:p>290.225</text:p>
          </table:table-cell>
          <table:table-cell office:value-type="percentage" office:value="1" table:style-name="ce47">
            <text:p>100,0%</text:p>
          </table:table-cell>
          <table:table-cell office:value-type="float" office:value="345171" table:style-name="ce46">
            <text:p>345.171</text:p>
          </table:table-cell>
          <table:table-cell office:value-type="percentage" office:value="0.99493841643919323" table:style-name="ce47">
            <text:p>99,5%</text:p>
          </table:table-cell>
          <table:table-cell office:value-type="float" office:value="389264" table:style-name="ce46">
            <text:p>389.264</text:p>
          </table:table-cell>
          <table:table-cell office:value-type="percentage" office:value="0.95904052585805477" table:style-name="ce47">
            <text:p>95,9%</text:p>
          </table:table-cell>
          <table:table-cell office:value-type="float" office:value="405672" table:style-name="ce46">
            <text:p>405.672</text:p>
          </table:table-cell>
          <table:table-cell office:value-type="percentage" office:value="0.91528154126271088" table:style-name="ce47">
            <text:p>91,5%</text:p>
          </table:table-cell>
          <table:table-cell office:value-type="float" office:value="260556" table:style-name="ce46">
            <text:p>260.556</text:p>
          </table:table-cell>
          <table:table-cell office:value-type="percentage" office:value="0.80565725028447044" table:style-name="ce47">
            <text:p>80,6%</text:p>
          </table:table-cell>
          <table:table-cell office:value-type="float" office:value="194824" table:style-name="ce46">
            <text:p>194.824</text:p>
          </table:table-cell>
          <table:table-cell office:value-type="percentage" office:value="0.84346331516445072" table:style-name="ce47">
            <text:p>84,3%</text:p>
          </table:table-cell>
          <table:table-cell office:value-type="float" office:value="165934" table:style-name="ce46">
            <text:p>165.934</text:p>
          </table:table-cell>
          <table:table-cell office:value-type="percentage" office:value="0.92181970701139404" table:style-name="ce47">
            <text:p>92,2%</text:p>
          </table:table-cell>
          <table:table-cell office:value-type="float" office:value="2292454" table:style-name="ce46">
            <text:p>2.292.454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398117822103677" table:style-name="ce47">
            <text:p>93,4%</text:p>
          </table:table-cell>
          <table:table-cell office:value-type="percentage" office:value="0.84848540927427041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5" table:style-name="ce46">
            <text:p>23.175</text:p>
          </table:table-cell>
          <table:table-cell office:value-type="percentage" office:value="1" table:style-name="ce47">
            <text:p>100,0%</text:p>
          </table:table-cell>
          <table:table-cell office:value-type="float" office:value="28572" table:style-name="ce46">
            <text:p>28.572</text:p>
          </table:table-cell>
          <table:table-cell office:value-type="percentage" office:value="1" table:style-name="ce47">
            <text:p>100,0%</text:p>
          </table:table-cell>
          <table:table-cell office:value-type="float" office:value="37522" table:style-name="ce46">
            <text:p>37.522</text:p>
          </table:table-cell>
          <table:table-cell office:value-type="percentage" office:value="0.99480354207540167" table:style-name="ce47">
            <text:p>99,5%</text:p>
          </table:table-cell>
          <table:table-cell office:value-type="float" office:value="44815" table:style-name="ce46">
            <text:p>44.815</text:p>
          </table:table-cell>
          <table:table-cell office:value-type="percentage" office:value="0.94022742531050685" table:style-name="ce47">
            <text:p>94,0%</text:p>
          </table:table-cell>
          <table:table-cell office:value-type="float" office:value="46888" table:style-name="ce46">
            <text:p>46.888</text:p>
          </table:table-cell>
          <table:table-cell office:value-type="percentage" office:value="0.88556481009311194" table:style-name="ce47">
            <text:p>88,6%</text:p>
          </table:table-cell>
          <table:table-cell office:value-type="float" office:value="30541" table:style-name="ce46">
            <text:p>30.541</text:p>
          </table:table-cell>
          <table:table-cell office:value-type="percentage" office:value="0.77674915435285741" table:style-name="ce47">
            <text:p>77,7%</text:p>
          </table:table-cell>
          <table:table-cell office:value-type="float" office:value="23388" table:style-name="ce46">
            <text:p>23.388</text:p>
          </table:table-cell>
          <table:table-cell office:value-type="percentage" office:value="0.76787707663011362" table:style-name="ce47">
            <text:p>76,8%</text:p>
          </table:table-cell>
          <table:table-cell office:value-type="float" office:value="21343" table:style-name="ce46">
            <text:p>21.343</text:p>
          </table:table-cell>
          <table:table-cell office:value-type="percentage" office:value="0.83593138022873259" table:style-name="ce47">
            <text:p>83,6%</text:p>
          </table:table-cell>
          <table:table-cell office:value-type="float" office:value="256244" table:style-name="ce46">
            <text:p>256.244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236292566116139" table:style-name="ce47">
            <text:p>90,2%</text:p>
          </table:table-cell>
          <table:table-cell office:value-type="percentage" office:value="0.80097776277374544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313" table:style-name="ce46">
            <text:p>371.313</text:p>
          </table:table-cell>
          <table:table-cell office:value-type="percentage" office:value="1" table:style-name="ce47">
            <text:p>100,0%</text:p>
          </table:table-cell>
          <table:table-cell office:value-type="float" office:value="509367" table:style-name="ce46">
            <text:p>509.367</text:p>
          </table:table-cell>
          <table:table-cell office:value-type="percentage" office:value="0.9682292270581907" table:style-name="ce47">
            <text:p>96,8%</text:p>
          </table:table-cell>
          <table:table-cell office:value-type="float" office:value="677752" table:style-name="ce46">
            <text:p>677.752</text:p>
          </table:table-cell>
          <table:table-cell office:value-type="percentage" office:value="0.96364259380114115" table:style-name="ce47">
            <text:p>96,4%</text:p>
          </table:table-cell>
          <table:table-cell office:value-type="float" office:value="935254" table:style-name="ce46">
            <text:p>935.254</text:p>
          </table:table-cell>
          <table:table-cell office:value-type="percentage" office:value="0.9614209952270959" table:style-name="ce47">
            <text:p>96,1%</text:p>
          </table:table-cell>
          <table:table-cell office:value-type="float" office:value="1016387" table:style-name="ce46">
            <text:p>1.016.387</text:p>
          </table:table-cell>
          <table:table-cell office:value-type="percentage" office:value="0.87170864455462438" table:style-name="ce47">
            <text:p>87,2%</text:p>
          </table:table-cell>
          <table:table-cell office:value-type="float" office:value="728000" table:style-name="ce46">
            <text:p>728.000</text:p>
          </table:table-cell>
          <table:table-cell office:value-type="percentage" office:value="0.7666062929109978" table:style-name="ce47">
            <text:p>76,7%</text:p>
          </table:table-cell>
          <table:table-cell office:value-type="float" office:value="579590" table:style-name="ce46">
            <text:p>579.590</text:p>
          </table:table-cell>
          <table:table-cell office:value-type="percentage" office:value="0.78061887605643288" table:style-name="ce47">
            <text:p>78,1%</text:p>
          </table:table-cell>
          <table:table-cell office:value-type="float" office:value="444834" table:style-name="ce46">
            <text:p>444.834</text:p>
          </table:table-cell>
          <table:table-cell office:value-type="percentage" office:value="0.8036138179216753" table:style-name="ce47">
            <text:p>80,4%</text:p>
          </table:table-cell>
          <table:table-cell office:value-type="float" office:value="5262497" table:style-name="ce46">
            <text:p>5.262.49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031991638587026" table:style-name="ce47">
            <text:p>88,0%</text:p>
          </table:table-cell>
          <table:table-cell office:value-type="percentage" office:value="0.77619232058110699" table:style-name="ce47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40" table:style-name="ce46">
            <text:p>73.240</text:p>
          </table:table-cell>
          <table:table-cell office:value-type="percentage" office:value="1" table:style-name="ce47">
            <text:p>100,0%</text:p>
          </table:table-cell>
          <table:table-cell office:value-type="float" office:value="102543" table:style-name="ce46">
            <text:p>102.543</text:p>
          </table:table-cell>
          <table:table-cell office:value-type="percentage" office:value="0.99654029679588718" table:style-name="ce47">
            <text:p>99,7%</text:p>
          </table:table-cell>
          <table:table-cell office:value-type="float" office:value="145885" table:style-name="ce46">
            <text:p>145.885</text:p>
          </table:table-cell>
          <table:table-cell office:value-type="percentage" office:value="0.99302969865699176" table:style-name="ce47">
            <text:p>99,3%</text:p>
          </table:table-cell>
          <table:table-cell office:value-type="float" office:value="205088" table:style-name="ce46">
            <text:p>205.088</text:p>
          </table:table-cell>
          <table:table-cell office:value-type="percentage" office:value="0.9616986157482087" table:style-name="ce47">
            <text:p>96,2%</text:p>
          </table:table-cell>
          <table:table-cell office:value-type="float" office:value="227144" table:style-name="ce46">
            <text:p>227.144</text:p>
          </table:table-cell>
          <table:table-cell office:value-type="percentage" office:value="0.89371530195902538" table:style-name="ce47">
            <text:p>89,4%</text:p>
          </table:table-cell>
          <table:table-cell office:value-type="float" office:value="162030" table:style-name="ce46">
            <text:p>162.030</text:p>
          </table:table-cell>
          <table:table-cell office:value-type="percentage" office:value="0.77525202987516928" table:style-name="ce47">
            <text:p>77,5%</text:p>
          </table:table-cell>
          <table:table-cell office:value-type="float" office:value="134767" table:style-name="ce46">
            <text:p>134.767</text:p>
          </table:table-cell>
          <table:table-cell office:value-type="percentage" office:value="0.78240095676002042" table:style-name="ce47">
            <text:p>78,2%</text:p>
          </table:table-cell>
          <table:table-cell office:value-type="float" office:value="115789" table:style-name="ce46">
            <text:p>115.789</text:p>
          </table:table-cell>
          <table:table-cell office:value-type="percentage" office:value="0.81602463811013859" table:style-name="ce47">
            <text:p>81,6%</text:p>
          </table:table-cell>
          <table:table-cell office:value-type="float" office:value="1166486" table:style-name="ce46">
            <text:p>1.166.486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035421486455235" table:style-name="ce47">
            <text:p>89,0%</text:p>
          </table:table-cell>
          <table:table-cell office:value-type="percentage" office:value="0.77186781017845485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29" table:style-name="ce46">
            <text:p>42.129</text:p>
          </table:table-cell>
          <table:table-cell office:value-type="percentage" office:value="1" table:style-name="ce47">
            <text:p>100,0%</text:p>
          </table:table-cell>
          <table:table-cell office:value-type="float" office:value="55763" table:style-name="ce46">
            <text:p>55.763</text:p>
          </table:table-cell>
          <table:table-cell office:value-type="percentage" office:value="0.99948021221680527" table:style-name="ce47">
            <text:p>99,9%</text:p>
          </table:table-cell>
          <table:table-cell office:value-type="float" office:value="71752" table:style-name="ce46">
            <text:p>71.752</text:p>
          </table:table-cell>
          <table:table-cell office:value-type="percentage" office:value="0.97167000704187201" table:style-name="ce47">
            <text:p>97,2%</text:p>
          </table:table-cell>
          <table:table-cell office:value-type="float" office:value="91359" table:style-name="ce46">
            <text:p>91.359</text:p>
          </table:table-cell>
          <table:table-cell office:value-type="percentage" office:value="0.94482594576705892" table:style-name="ce47">
            <text:p>94,5%</text:p>
          </table:table-cell>
          <table:table-cell office:value-type="float" office:value="94614" table:style-name="ce46">
            <text:p>94.614</text:p>
          </table:table-cell>
          <table:table-cell office:value-type="percentage" office:value="0.87603933260495181" table:style-name="ce47">
            <text:p>87,6%</text:p>
          </table:table-cell>
          <table:table-cell office:value-type="float" office:value="63139" table:style-name="ce46">
            <text:p>63.139</text:p>
          </table:table-cell>
          <table:table-cell office:value-type="percentage" office:value="0.77622601148252424" table:style-name="ce47">
            <text:p>77,6%</text:p>
          </table:table-cell>
          <table:table-cell office:value-type="float" office:value="55728" table:style-name="ce46">
            <text:p>55.728</text:p>
          </table:table-cell>
          <table:table-cell office:value-type="percentage" office:value="0.81800167334536966" table:style-name="ce47">
            <text:p>81,8%</text:p>
          </table:table-cell>
          <table:table-cell office:value-type="float" office:value="48473" table:style-name="ce46">
            <text:p>48.473</text:p>
          </table:table-cell>
          <table:table-cell office:value-type="percentage" office:value="0.85963325530254664" table:style-name="ce47">
            <text:p>86,0%</text:p>
          </table:table-cell>
          <table:table-cell office:value-type="float" office:value="522957" table:style-name="ce46">
            <text:p>522.95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955001599713769" table:style-name="ce47">
            <text:p>90,0%</text:p>
          </table:table-cell>
          <table:table-cell office:value-type="percentage" office:value="0.79092464121888029" table:style-name="ce47">
            <text:p>79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73" table:style-name="ce46">
            <text:p>161.973</text:p>
          </table:table-cell>
          <table:table-cell office:value-type="percentage" office:value="1.0254700854700856" table:style-name="ce47">
            <text:p>102,5%</text:p>
          </table:table-cell>
          <table:table-cell office:value-type="float" office:value="212251" table:style-name="ce46">
            <text:p>212.251</text:p>
          </table:table-cell>
          <table:table-cell office:value-type="percentage" office:value="0.99610476767051026" table:style-name="ce47">
            <text:p>99,6%</text:p>
          </table:table-cell>
          <table:table-cell office:value-type="float" office:value="273510" table:style-name="ce46">
            <text:p>273.510</text:p>
          </table:table-cell>
          <table:table-cell office:value-type="percentage" office:value="0.9764064558277018" table:style-name="ce47">
            <text:p>97,6%</text:p>
          </table:table-cell>
          <table:table-cell office:value-type="float" office:value="320908" table:style-name="ce46">
            <text:p>320.908</text:p>
          </table:table-cell>
          <table:table-cell office:value-type="percentage" office:value="0.94391091162049201" table:style-name="ce47">
            <text:p>94,4%</text:p>
          </table:table-cell>
          <table:table-cell office:value-type="float" office:value="316516" table:style-name="ce46">
            <text:p>316.516</text:p>
          </table:table-cell>
          <table:table-cell office:value-type="percentage" office:value="0.87403246873386298" table:style-name="ce47">
            <text:p>87,4%</text:p>
          </table:table-cell>
          <table:table-cell office:value-type="float" office:value="198373" table:style-name="ce46">
            <text:p>198.373</text:p>
          </table:table-cell>
          <table:table-cell office:value-type="percentage" office:value="0.76138295789946386" table:style-name="ce47">
            <text:p>76,1%</text:p>
          </table:table-cell>
          <table:table-cell office:value-type="float" office:value="159845" table:style-name="ce46">
            <text:p>159.845</text:p>
          </table:table-cell>
          <table:table-cell office:value-type="percentage" office:value="0.79314160389810151" table:style-name="ce47">
            <text:p>79,3%</text:p>
          </table:table-cell>
          <table:table-cell office:value-type="float" office:value="143942" table:style-name="ce46">
            <text:p>143.942</text:p>
          </table:table-cell>
          <table:table-cell office:value-type="percentage" office:value="0.85371813577215516" table:style-name="ce47">
            <text:p>85,4%</text:p>
          </table:table-cell>
          <table:table-cell office:value-type="float" office:value="1787318" table:style-name="ce46">
            <text:p>1.787.31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089180989574802" table:style-name="ce47">
            <text:p>90,1%</text:p>
          </table:table-cell>
          <table:table-cell office:value-type="percentage" office:value="0.80491546063416231" table:style-name="ce47">
            <text:p>80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3" table:style-name="ce46">
            <text:p>2.383</text:p>
          </table:table-cell>
          <table:table-cell office:value-type="percentage" office:value="0.91477927063339737" table:style-name="ce47">
            <text:p>91,5%</text:p>
          </table:table-cell>
          <table:table-cell office:value-type="float" office:value="3862" table:style-name="ce46">
            <text:p>3.862</text:p>
          </table:table-cell>
          <table:table-cell office:value-type="percentage" office:value="0.89439555349698929" table:style-name="ce47">
            <text:p>89,4%</text:p>
          </table:table-cell>
          <table:table-cell office:value-type="float" office:value="7545" table:style-name="ce46">
            <text:p>7.545</text:p>
          </table:table-cell>
          <table:table-cell office:value-type="percentage" office:value="0.9602901870943108" table:style-name="ce47">
            <text:p>96,0%</text:p>
          </table:table-cell>
          <table:table-cell office:value-type="float" office:value="10468" table:style-name="ce46">
            <text:p>10.468</text:p>
          </table:table-cell>
          <table:table-cell office:value-type="percentage" office:value="0.90584977500865349" table:style-name="ce47">
            <text:p>90,6%</text:p>
          </table:table-cell>
          <table:table-cell office:value-type="float" office:value="10936" table:style-name="ce46">
            <text:p>10.936</text:p>
          </table:table-cell>
          <table:table-cell office:value-type="percentage" office:value="0.86505299794336343" table:style-name="ce47">
            <text:p>86,5%</text:p>
          </table:table-cell>
          <table:table-cell office:value-type="float" office:value="8882" table:style-name="ce46">
            <text:p>8.882</text:p>
          </table:table-cell>
          <table:table-cell office:value-type="percentage" office:value="0.74676307381873208" table:style-name="ce47">
            <text:p>74,7%</text:p>
          </table:table-cell>
          <table:table-cell office:value-type="float" office:value="8526" table:style-name="ce46">
            <text:p>8.526</text:p>
          </table:table-cell>
          <table:table-cell office:value-type="percentage" office:value="0.77742317862678945" table:style-name="ce47">
            <text:p>77,7%</text:p>
          </table:table-cell>
          <table:table-cell office:value-type="float" office:value="7825" table:style-name="ce46">
            <text:p>7.825</text:p>
          </table:table-cell>
          <table:table-cell office:value-type="percentage" office:value="0.85744028051720356" table:style-name="ce47">
            <text:p>85,7%</text:p>
          </table:table-cell>
          <table:table-cell office:value-type="float" office:value="60427" table:style-name="ce46">
            <text:p>60.427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150426266469381" table:style-name="ce47">
            <text:p>85,2%</text:p>
          </table:table-cell>
          <table:table-cell office:value-type="percentage" office:value="0.71764328638274621" table:style-name="ce47">
            <text:p>71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70" table:style-name="ce46">
            <text:p>1.970</text:p>
          </table:table-cell>
          <table:table-cell office:value-type="percentage" office:value="0.83865474670072371" table:style-name="ce47">
            <text:p>83,9%</text:p>
          </table:table-cell>
          <table:table-cell office:value-type="float" office:value="3255" table:style-name="ce46">
            <text:p>3.255</text:p>
          </table:table-cell>
          <table:table-cell office:value-type="percentage" office:value="0.86846318036286019" table:style-name="ce47">
            <text:p>86,8%</text:p>
          </table:table-cell>
          <table:table-cell office:value-type="float" office:value="7036" table:style-name="ce46">
            <text:p>7.036</text:p>
          </table:table-cell>
          <table:table-cell office:value-type="percentage" office:value="0.89893956816149223" table:style-name="ce47">
            <text:p>89,9%</text:p>
          </table:table-cell>
          <table:table-cell office:value-type="float" office:value="9516" table:style-name="ce46">
            <text:p>9.516</text:p>
          </table:table-cell>
          <table:table-cell office:value-type="percentage" office:value="0.84219842463934858" table:style-name="ce47">
            <text:p>84,2%</text:p>
          </table:table-cell>
          <table:table-cell office:value-type="float" office:value="9870" table:style-name="ce46">
            <text:p>9.870</text:p>
          </table:table-cell>
          <table:table-cell office:value-type="percentage" office:value="0.82236293951008166" table:style-name="ce47">
            <text:p>82,2%</text:p>
          </table:table-cell>
          <table:table-cell office:value-type="float" office:value="8321" table:style-name="ce46">
            <text:p>8.321</text:p>
          </table:table-cell>
          <table:table-cell office:value-type="percentage" office:value="0.68581554438308745" table:style-name="ce47">
            <text:p>68,6%</text:p>
          </table:table-cell>
          <table:table-cell office:value-type="float" office:value="8132" table:style-name="ce46">
            <text:p>8.132</text:p>
          </table:table-cell>
          <table:table-cell office:value-type="percentage" office:value="0.67794914547728224" table:style-name="ce47">
            <text:p>67,8%</text:p>
          </table:table-cell>
          <table:table-cell office:value-type="float" office:value="7375" table:style-name="ce46">
            <text:p>7.375</text:p>
          </table:table-cell>
          <table:table-cell office:value-type="percentage" office:value="0.7703154376436181" table:style-name="ce47">
            <text:p>77,0%</text:p>
          </table:table-cell>
          <table:table-cell office:value-type="float" office:value="55475" table:style-name="ce46">
            <text:p>55.475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8214220254627997" table:style-name="ce47">
            <text:p>78,2%</text:p>
          </table:table-cell>
          <table:table-cell office:value-type="percentage" office:value="0.63708714226652574" table:style-name="ce47">
            <text:p>63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26" table:style-name="ce46">
            <text:p>3.526</text:p>
          </table:table-cell>
          <table:table-cell office:value-type="string" table:style-name="ce47">
            <text:p>-</text:p>
          </table:table-cell>
          <table:table-cell office:value-type="float" office:value="9165" table:style-name="ce46">
            <text:p>9.165</text:p>
          </table:table-cell>
          <table:table-cell office:value-type="string" table:style-name="ce47">
            <text:p>-</text:p>
          </table:table-cell>
          <table:table-cell office:value-type="float" office:value="21296" table:style-name="ce46">
            <text:p>21.296</text:p>
          </table:table-cell>
          <table:table-cell office:value-type="string" table:style-name="ce47">
            <text:p>-</text:p>
          </table:table-cell>
          <table:table-cell office:value-type="float" office:value="30844" table:style-name="ce46">
            <text:p>30.844</text:p>
          </table:table-cell>
          <table:table-cell office:value-type="string" table:style-name="ce47">
            <text:p>-</text:p>
          </table:table-cell>
          <table:table-cell office:value-type="float" office:value="22913" table:style-name="ce46">
            <text:p>22.913</text:p>
          </table:table-cell>
          <table:table-cell office:value-type="string" table:style-name="ce47">
            <text:p>-</text:p>
          </table:table-cell>
          <table:table-cell office:value-type="float" office:value="1166" table:style-name="ce46">
            <text:p>1.166</text:p>
          </table:table-cell>
          <table:table-cell office:value-type="string" table:style-name="ce47">
            <text:p>-</text:p>
          </table:table-cell>
          <table:table-cell office:value-type="float" office:value="88952" table:style-name="ce46">
            <text:p>88.95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0" table:style-name="ce49">
            <text:p>230</text:p>
          </table:table-cell>
          <table:table-cell office:value-type="string" table:style-name="ce50">
            <text:p>-</text:p>
          </table:table-cell>
          <table:table-cell office:value-type="float" office:value="706" table:style-name="ce49">
            <text:p>706</text:p>
          </table:table-cell>
          <table:table-cell office:value-type="string" table:style-name="ce50">
            <text:p>-</text:p>
          </table:table-cell>
          <table:table-cell office:value-type="float" office:value="1354" table:style-name="ce49">
            <text:p>1.354</text:p>
          </table:table-cell>
          <table:table-cell office:value-type="string" table:style-name="ce50">
            <text:p>-</text:p>
          </table:table-cell>
          <table:table-cell office:value-type="float" office:value="1588" table:style-name="ce49">
            <text:p>1.588</text:p>
          </table:table-cell>
          <table:table-cell office:value-type="string" table:style-name="ce50">
            <text:p>-</text:p>
          </table:table-cell>
          <table:table-cell office:value-type="float" office:value="1314" table:style-name="ce49">
            <text:p>1.314</text:p>
          </table:table-cell>
          <table:table-cell office:value-type="string" table:style-name="ce50">
            <text:p>-</text:p>
          </table:table-cell>
          <table:table-cell office:value-type="float" office:value="164" table:style-name="ce49">
            <text:p>164</text:p>
          </table:table-cell>
          <table:table-cell office:value-type="string" table:style-name="ce50">
            <text:p>-</text:p>
          </table:table-cell>
          <table:table-cell office:value-type="float" office:value="5424" table:style-name="ce49">
            <text:p>5.424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7487" table:style-name="ce53">
            <text:p>2.907.487</text:p>
          </table:table-cell>
          <table:table-cell office:value-type="percentage" office:value="1" table:style-name="ce54">
            <text:p>100,0%</text:p>
          </table:table-cell>
          <table:table-cell office:value-type="float" office:value="3922414" table:style-name="ce53">
            <text:p>3.922.414</text:p>
          </table:table-cell>
          <table:table-cell office:value-type="percentage" office:value="0.99049733020710629" table:style-name="ce54">
            <text:p>99,0%</text:p>
          </table:table-cell>
          <table:table-cell office:value-type="float" office:value="5221368" table:style-name="ce53">
            <text:p>5.221.368</text:p>
          </table:table-cell>
          <table:table-cell office:value-type="percentage" office:value="0.97833646181571399" table:style-name="ce54">
            <text:p>97,8%</text:p>
          </table:table-cell>
          <table:table-cell office:value-type="float" office:value="6626749" table:style-name="ce53">
            <text:p>6.626.749</text:p>
          </table:table-cell>
          <table:table-cell office:value-type="percentage" office:value="0.94219546256056541" table:style-name="ce54">
            <text:p>94,2%</text:p>
          </table:table-cell>
          <table:table-cell office:value-type="float" office:value="6891195" table:style-name="ce53">
            <text:p>6.891.195</text:p>
          </table:table-cell>
          <table:table-cell office:value-type="percentage" office:value="0.8732165048074968" table:style-name="ce54">
            <text:p>87,3%</text:p>
          </table:table-cell>
          <table:table-cell office:value-type="float" office:value="4789607" table:style-name="ce53">
            <text:p>4.789.607</text:p>
          </table:table-cell>
          <table:table-cell office:value-type="percentage" office:value="0.76874754329695849" table:style-name="ce54">
            <text:p>76,9%</text:p>
          </table:table-cell>
          <table:table-cell office:value-type="float" office:value="3867521" table:style-name="ce53">
            <text:p>3.867.521</text:p>
          </table:table-cell>
          <table:table-cell office:value-type="percentage" office:value="0.78216432338855812" table:style-name="ce54">
            <text:p>78,2%</text:p>
          </table:table-cell>
          <table:table-cell office:value-type="float" office:value="3247983" table:style-name="ce53">
            <text:p>3.247.983</text:p>
          </table:table-cell>
          <table:table-cell office:value-type="percentage" office:value="0.83523920419391018" table:style-name="ce54">
            <text:p>83,5%</text:p>
          </table:table-cell>
          <table:table-cell office:value-type="float" office:value="37474324" table:style-name="ce53">
            <text:p>37.474.324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970745297695553" table:style-name="ce54">
            <text:p>89,0%</text:p>
          </table:table-cell>
          <table:table-cell office:value-type="percentage" office:value="0.78975123599088282" table:style-name="ce54">
            <text:p>79,0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15T14:16:54Z</dc:date>
  </office:meta>
</office:document-meta>
</file>